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Arial2" svg:font-family="Arial" style:font-family-generic="swiss"/>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2" style:family="paragraph" style:parent-style-name="Standard">
      <style:paragraph-properties fo:text-align="center" style:justify-single-word="false" style:snap-to-layout-grid="false"/>
      <style:text-properties style:font-name="Albany" fo:font-size="8pt" style:font-size-asian="8pt"/>
    </style:style>
    <style:style style:name="P3" style:family="paragraph" style:parent-style-name="Standard">
      <style:paragraph-properties fo:text-align="end" style:justify-single-word="false" style:snap-to-layout-grid="false"/>
    </style:style>
    <style:style style:name="P4" style:family="paragraph" style:parent-style-name="Standard">
      <style:paragraph-properties style:snap-to-layout-grid="false"/>
      <style:text-properties style:font-name="Arial1" fo:font-size="8pt" style:font-size-asian="8pt" style:font-name-complex="Arial1" style:font-size-complex="8pt"/>
    </style:style>
    <style:style style:name="P5" style:family="paragraph" style:parent-style-name="Standard">
      <style:paragraph-properties fo:text-align="center" style:justify-single-word="false" style:snap-to-layout-grid="false"/>
      <style:text-properties style:font-name="Arial1" fo:font-size="8pt" style:font-size-asian="8pt" style:font-name-complex="Arial1"/>
    </style:style>
    <style:style style:name="P6" style:family="paragraph" style:parent-style-name="Standard">
      <style:text-properties style:font-name="Arial2" fo:font-size="12pt" style:font-size-asian="12pt" style:font-size-complex="12pt"/>
    </style:style>
    <style:style style:name="P7" style:family="paragraph" style:parent-style-name="Standard">
      <style:paragraph-properties fo:text-align="justify" style:justify-single-word="false"/>
      <style:text-properties style:font-name="Arial2" fo:font-size="12pt" style:font-size-asian="12pt" style:font-size-complex="12pt"/>
    </style:style>
    <style:style style:name="P8" style:family="paragraph" style:parent-style-name="Standard">
      <style:paragraph-properties fo:text-align="justify" style:justify-single-word="false"/>
      <style:text-properties style:font-name="Arial2" fo:font-size="12pt" fo:font-weight="bold"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0" style:family="paragraph" style:parent-style-name="Standard">
      <style:paragraph-properties fo:text-align="justify" style:justify-single-word="false"/>
      <style:text-properties style:font-name="Arial2" fo:font-size="12pt" fo:font-weight="normal" style:font-size-asian="12pt" style:font-weight-asian="normal" style:font-size-complex="12pt" style:font-weight-complex="bold"/>
    </style:style>
    <style:style style:name="P11" style:family="paragraph" style:parent-style-name="Standard">
      <style:paragraph-properties fo:text-align="center" style:justify-single-word="false"/>
      <style:text-properties style:font-name="Arial2" fo:font-size="16pt" fo:font-weight="bold" style:font-size-asian="16pt" style:font-weight-asian="bold" style:font-size-complex="16pt" style:font-weight-complex="bold"/>
    </style:style>
    <style:style style:name="P12" style:family="paragraph" style:parent-style-name="Standard">
      <style:paragraph-properties fo:text-align="justify" style:justify-single-word="false"/>
    </style:style>
    <style:style style:name="P13"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14"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15"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1" fo:font-size="8pt" fo:font-weight="bold" style:font-size-asian="8pt" style:font-weight-asian="bold" style:font-name-complex="Arial1"/>
    </style:style>
    <style:style style:name="P16" style:family="paragraph" style:parent-style-name="Title">
      <style:paragraph-properties fo:text-align="justify" style:justify-single-word="false"/>
      <style:text-properties style:font-name="Arial2" fo:font-size="12pt" fo:font-weight="normal" style:font-size-asian="12pt" style:font-weight-asian="normal" style:font-size-complex="12pt" style:font-weight-complex="bold"/>
    </style:style>
    <style:style style:name="P17" style:family="paragraph" style:parent-style-name="Title">
      <style:paragraph-properties fo:text-align="center" style:justify-single-word="false"/>
      <style:text-properties style:font-name="Arial2" fo:font-size="12pt" style:font-size-asian="12pt" style:font-size-complex="12pt"/>
    </style:style>
    <style:style style:name="P18" style:family="paragraph" style:parent-style-name="Title">
      <style:paragraph-properties fo:text-align="end" style:justify-single-word="false"/>
      <style:text-properties style:font-name="Arial2" fo:font-size="12pt" style:font-size-asian="12pt" style:font-size-complex="12pt"/>
    </style:style>
    <style:style style:name="P19" style:family="paragraph" style:parent-style-name="Title">
      <style:paragraph-properties fo:text-align="center" style:justify-single-word="false"/>
      <style:text-properties style:font-name="Arial2" fo:font-size="16pt" style:font-size-asian="16pt" style:font-size-complex="16pt"/>
    </style:style>
    <style:style style:name="P20" style:family="paragraph" style:parent-style-name="Heading_20_1">
      <style:paragraph-properties fo:text-align="justify" style:justify-single-word="false" fo:break-before="page"/>
      <style:text-properties style:font-name="Arial2" fo:font-size="12pt" style:font-size-asian="12pt" style:font-size-complex="12pt"/>
    </style:style>
    <style:style style:name="P21" style:family="paragraph" style:parent-style-name="Standard">
      <style:paragraph-properties fo:text-align="justify" style:justify-single-word="false" fo:break-before="page"/>
      <style:text-properties style:font-name="Arial2" fo:font-size="12pt" style:font-size-asian="12pt" style:font-size-complex="12pt"/>
    </style:style>
    <style:style style:name="P22" style:family="paragraph" style:parent-style-name="Contents_20_2">
      <style:paragraph-properties fo:text-align="justify" style:justify-single-word="false">
        <style:tab-stops>
          <style:tab-stop style:position="1.355cm"/>
          <style:tab-stop style:position="15.748cm" style:type="right"/>
        </style:tab-stops>
      </style:paragraph-properties>
      <style:text-properties style:font-name="Arial2" fo:font-size="12pt" style:font-size-asian="12pt" style:font-size-complex="12pt"/>
    </style:style>
    <style:style style:name="P23" style:family="paragraph" style:parent-style-name="Heading_20_1">
      <style:paragraph-properties fo:text-align="justify" style:justify-single-word="false"/>
      <style:text-properties style:font-name="Arial2" fo:font-size="12pt" style:font-size-asian="12pt" style:font-size-complex="12pt"/>
    </style:style>
    <style:style style:name="P24" style:family="paragraph" style:parent-style-name="Heading_20_2">
      <style:paragraph-properties fo:text-align="justify" style:justify-single-word="false"/>
      <style:text-properties style:font-name="Arial2" fo:font-size="12pt" style:font-size-asian="12pt" style:font-size-complex="12pt"/>
    </style:style>
    <style:style style:name="P25" style:family="paragraph" style:parent-style-name="Heading_20_2">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26" style:family="paragraph" style:parent-style-name="Text_20_body">
      <style:paragraph-properties fo:margin-left="0cm" fo:margin-right="0cm" fo:text-align="justify" style:justify-single-word="false" fo:text-indent="0cm" style:auto-text-indent="false"/>
      <style:text-properties style:font-name="Arial2" fo:font-size="12pt" style:font-size-asian="12pt" style:font-size-complex="12pt"/>
    </style:style>
    <style:style style:name="P27" style:family="paragraph" style:parent-style-name="Heading_20_3">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28" style:family="paragraph" style:parent-style-name="Heading_20_4">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29" style:family="paragraph" style:parent-style-name="Standard" style:list-style-name="L2">
      <style:paragraph-properties fo:text-align="justify" style:justify-single-word="false"/>
      <style:text-properties style:font-name="Arial2" fo:font-size="12pt" style:font-size-asian="12pt" style:font-size-complex="12pt"/>
    </style:style>
    <style:style style:name="P30" style:family="paragraph" style:parent-style-name="Standard" style:list-style-name="L2">
      <style:paragraph-properties fo:text-align="justify" style:justify-single-word="false"/>
      <style:text-properties style:font-name="Arial2" fo:font-size="12pt" style:font-size-asian="12pt" style:font-size-complex="12pt"/>
    </style:style>
    <style:style style:name="P31" style:family="paragraph" style:parent-style-name="Standard" style:list-style-name="L2">
      <style:paragraph-properties fo:text-align="justify" style:justify-single-word="false"/>
      <style:text-properties style:font-name="Arial2" fo:font-size="12pt" style:font-size-asian="12pt" style:font-size-complex="12pt"/>
    </style:style>
    <style:style style:name="P32" style:family="paragraph" style:parent-style-name="Standard" style:list-style-name="L2">
      <style:paragraph-properties fo:text-align="justify" style:justify-single-word="false"/>
      <style:text-properties style:font-name="Arial2" fo:font-size="12pt" style:font-size-asian="12pt" style:font-size-complex="12pt"/>
    </style:style>
    <style:style style:name="P33" style:family="paragraph" style:parent-style-name="Standard" style:list-style-name="L2">
      <style:paragraph-properties fo:text-align="justify" style:justify-single-word="false"/>
      <style:text-properties style:font-name="Arial2" fo:font-size="12pt" style:font-size-asian="12pt" style:font-size-complex="12pt"/>
    </style:style>
    <style:style style:name="P34" style:family="paragraph" style:parent-style-name="Standard" style:list-style-name="L2">
      <style:paragraph-properties fo:text-align="justify" style:justify-single-word="false"/>
      <style:text-properties style:font-name="Arial2" fo:font-size="12pt" style:font-size-asian="12pt" style:font-size-complex="12pt"/>
    </style:style>
    <style:style style:name="P35" style:family="paragraph" style:parent-style-name="Standard" style:list-style-name="L2">
      <style:paragraph-properties fo:text-align="justify" style:justify-single-word="false"/>
      <style:text-properties style:font-name="Arial2" fo:font-size="12pt" style:font-size-asian="12pt" style:font-size-complex="12pt"/>
    </style:style>
    <style:style style:name="P36" style:family="paragraph" style:parent-style-name="Standard" style:list-style-name="L2">
      <style:paragraph-properties fo:text-align="justify" style:justify-single-word="false"/>
      <style:text-properties style:font-name="Arial2" fo:font-size="12pt" style:font-size-asian="12pt" style:font-size-complex="12pt"/>
    </style:style>
    <style:style style:name="P37" style:family="paragraph" style:parent-style-name="Standard" style:list-style-name="L2">
      <style:paragraph-properties fo:text-align="justify" style:justify-single-word="false"/>
      <style:text-properties style:font-name="Arial2" fo:font-size="12pt" style:font-size-asian="12pt" style:font-size-complex="12pt"/>
    </style:style>
    <style:style style:name="P38" style:family="paragraph" style:parent-style-name="Standard" style:list-style-name="L2">
      <style:paragraph-properties fo:text-align="justify" style:justify-single-word="false"/>
      <style:text-properties style:font-name="Arial2" fo:font-size="12pt" style:font-size-asian="12pt" style:font-size-complex="12pt"/>
    </style:style>
    <style:style style:name="P39" style:family="paragraph" style:parent-style-name="Standard" style:list-style-name="L2">
      <style:paragraph-properties fo:text-align="justify" style:justify-single-word="false"/>
      <style:text-properties style:font-name="Arial2" fo:font-size="12pt" style:font-size-asian="12pt" style:font-size-complex="12pt"/>
    </style:style>
    <style:style style:name="P40" style:family="paragraph" style:parent-style-name="Standard" style:list-style-name="L2">
      <style:paragraph-properties fo:text-align="justify" style:justify-single-word="false"/>
      <style:text-properties style:font-name="Arial2" fo:font-size="12pt" style:font-size-asian="12pt" style:font-size-complex="12pt"/>
    </style:style>
    <style:style style:name="P41" style:family="paragraph" style:parent-style-name="Standard" style:list-style-name="L2">
      <style:paragraph-properties fo:text-align="justify" style:justify-single-word="false"/>
      <style:text-properties style:font-name="Arial2" fo:font-size="12pt" style:font-size-asian="12pt" style:font-size-complex="12pt"/>
    </style:style>
    <style:style style:name="P42" style:family="paragraph" style:parent-style-name="Standard" style:list-style-name="L6">
      <style:paragraph-properties fo:text-align="justify" style:justify-single-word="false"/>
      <style:text-properties style:font-name="Arial2" fo:font-size="12pt" style:font-size-asian="12pt" style:font-size-complex="12pt"/>
    </style:style>
    <style:style style:name="P43" style:family="paragraph" style:parent-style-name="Standard" style:list-style-name="L3">
      <style:text-properties style:font-name="Arial2" fo:font-size="12pt" style:font-size-asian="12pt" style:font-size-complex="12pt"/>
    </style:style>
    <style:style style:name="P44" style:family="paragraph" style:parent-style-name="Standard" style:list-style-name="L3">
      <style:text-properties style:font-name="Arial2" fo:font-size="12pt" style:font-size-asian="12pt" style:font-size-complex="12pt"/>
    </style:style>
    <style:style style:name="P45" style:family="paragraph" style:parent-style-name="Standard" style:list-style-name="L3">
      <style:text-properties style:font-name="Arial2" fo:font-size="12pt" style:font-size-asian="12pt" style:font-size-complex="12pt"/>
    </style:style>
    <style:style style:name="P46" style:family="paragraph" style:parent-style-name="Standard" style:list-style-name="L3">
      <style:text-properties style:font-name="Arial2" fo:font-size="12pt" style:font-size-asian="12pt" style:font-size-complex="12pt"/>
    </style:style>
    <style:style style:name="P47" style:family="paragraph" style:parent-style-name="Standard" style:list-style-name="L3">
      <style:text-properties style:font-name="Arial2" fo:font-size="12pt" style:font-size-asian="12pt" style:font-size-complex="12pt"/>
    </style:style>
    <style:style style:name="P48" style:family="paragraph" style:parent-style-name="Standard" style:list-style-name="L5">
      <style:text-properties style:font-name="Arial2" fo:font-size="12pt" style:font-size-asian="12pt" style:font-size-complex="12pt"/>
    </style:style>
    <style:style style:name="P49" style:family="paragraph" style:parent-style-name="Standard" style:list-style-name="L5">
      <style:text-properties style:font-name="Arial2" fo:font-size="12pt" style:font-size-asian="12pt" style:font-size-complex="12pt"/>
    </style:style>
    <style:style style:name="P50" style:family="paragraph" style:parent-style-name="Standard" style:list-style-name="L5">
      <style:text-properties style:font-name="Arial2" fo:font-size="12pt" style:font-size-asian="12pt" style:font-size-complex="12pt"/>
    </style:style>
    <style:style style:name="P51" style:family="paragraph" style:parent-style-name="Standard" style:list-style-name="L5">
      <style:text-properties style:font-name="Arial2" fo:font-size="12pt" style:font-size-asian="12pt" style:font-size-complex="12pt"/>
    </style:style>
    <style:style style:name="P52" style:family="paragraph" style:parent-style-name="Standard" style:list-style-name="L5">
      <style:text-properties style:font-name="Arial2" fo:font-size="12pt" style:font-size-asian="12pt" style:font-size-complex="12pt"/>
    </style:style>
    <style:style style:name="P53" style:family="paragraph" style:parent-style-name="Standard" style:list-style-name="L5">
      <style:text-properties style:font-name="Arial2" fo:font-size="12pt" style:font-size-asian="12pt" style:font-size-complex="12pt"/>
    </style:style>
    <style:style style:name="P54" style:family="paragraph" style:parent-style-name="Standard" style:list-style-name="L5">
      <style:text-properties style:font-name="Arial2" fo:font-size="12pt" style:font-size-asian="12pt" style:font-size-complex="12pt"/>
    </style:style>
    <style:style style:name="P55" style:family="paragraph" style:parent-style-name="Standard" style:list-style-name="L5">
      <style:text-properties style:font-name="Arial2" fo:font-size="12pt" style:font-size-asian="12pt" style:font-size-complex="12pt"/>
    </style:style>
    <style:style style:name="P56" style:family="paragraph" style:parent-style-name="Standard" style:list-style-name="L5">
      <style:text-properties style:font-name="Arial2" fo:font-size="12pt" style:font-size-asian="12pt" style:font-size-complex="12pt"/>
    </style:style>
    <style:style style:name="P57" style:family="paragraph" style:parent-style-name="Standard" style:list-style-name="L5">
      <style:text-properties style:font-name="Arial2" fo:font-size="12pt" style:font-size-asian="12pt" style:font-size-complex="12pt"/>
    </style:style>
    <style:style style:name="P58" style:family="paragraph" style:parent-style-name="Standard" style:list-style-name="L5">
      <style:text-properties style:font-name="Arial2" fo:font-size="12pt" style:font-size-asian="12pt" style:font-size-complex="12pt"/>
    </style:style>
    <style:style style:name="P59" style:family="paragraph" style:parent-style-name="Standard" style:list-style-name="L5">
      <style:text-properties style:font-name="Arial2" fo:font-size="12pt" style:font-size-asian="12pt" style:font-size-complex="12pt"/>
    </style:style>
    <style:style style:name="P60" style:family="paragraph" style:parent-style-name="Standard" style:list-style-name="L5">
      <style:text-properties style:font-name="Arial2" fo:font-size="12pt" style:font-size-asian="12pt" style:font-size-complex="12pt"/>
    </style:style>
    <style:style style:name="P61" style:family="paragraph" style:parent-style-name="Standard" style:list-style-name="L5">
      <style:text-properties style:font-name="Arial2" fo:font-size="12pt" style:font-size-asian="12pt" style:font-size-complex="12pt"/>
    </style:style>
    <style:style style:name="P62" style:family="paragraph" style:parent-style-name="Standard" style:list-style-name="L5">
      <style:text-properties style:font-name="Arial2" fo:font-size="12pt" style:font-size-asian="12pt" style:font-size-complex="12pt"/>
    </style:style>
    <style:style style:name="P63" style:family="paragraph" style:parent-style-name="Standard" style:list-style-name="L5">
      <style:text-properties style:font-name="Arial2" fo:font-size="12pt" style:font-size-asian="12pt" style:font-size-complex="12pt"/>
    </style:style>
    <style:style style:name="P64" style:family="paragraph" style:parent-style-name="Standard" style:list-style-name="L5">
      <style:text-properties style:font-name="Arial2" fo:font-size="12pt" style:font-size-asian="12pt" style:font-size-complex="12pt"/>
    </style:style>
    <style:style style:name="P65" style:family="paragraph" style:parent-style-name="Standard" style:list-style-name="L5">
      <style:text-properties style:font-name="Arial2" fo:font-size="12pt" style:font-size-asian="12pt" style:font-size-complex="12pt"/>
    </style:style>
    <style:style style:name="P66" style:family="paragraph" style:parent-style-name="Standard" style:list-style-name="L5">
      <style:text-properties style:font-name="Arial2" fo:font-size="12pt" style:font-size-asian="12pt" style:font-size-complex="12pt"/>
    </style:style>
    <style:style style:name="P67" style:family="paragraph" style:parent-style-name="Standard" style:list-style-name="L5">
      <style:text-properties style:font-name="Arial2" fo:font-size="12pt" style:font-size-asian="12pt" style:font-size-complex="12pt"/>
    </style:style>
    <style:style style:name="P68" style:family="paragraph" style:parent-style-name="Standard" style:list-style-name="L5">
      <style:text-properties style:font-name="Arial2" fo:font-size="12pt" style:font-size-asian="12pt" style:font-size-complex="12pt"/>
    </style:style>
    <style:style style:name="P69" style:family="paragraph" style:parent-style-name="Standard" style:list-style-name="L5">
      <style:text-properties style:font-name="Arial2" fo:font-size="12pt" style:font-size-asian="12pt" style:font-size-complex="12pt"/>
    </style:style>
    <style:style style:name="P70" style:family="paragraph" style:parent-style-name="Standard" style:list-style-name="L5">
      <style:text-properties style:font-name="Arial2" fo:font-size="12pt" style:font-size-asian="12pt" style:font-size-complex="12pt"/>
    </style:style>
    <style:style style:name="P71" style:family="paragraph" style:parent-style-name="Standard" style:list-style-name="L5">
      <style:text-properties style:font-name="Arial2" fo:font-size="12pt" style:font-size-asian="12pt" style:font-size-complex="12pt"/>
    </style:style>
    <style:style style:name="P72" style:family="paragraph" style:parent-style-name="Standard" style:list-style-name="L5">
      <style:text-properties style:font-name="Arial2" fo:font-size="12pt" style:font-size-asian="12pt" style:font-size-complex="12pt"/>
    </style:style>
    <style:style style:name="P73" style:family="paragraph" style:parent-style-name="Standard" style:list-style-name="L5">
      <style:text-properties style:font-name="Arial2" fo:font-size="12pt" style:font-size-asian="12pt" style:font-size-complex="12pt"/>
    </style:style>
    <style:style style:name="P74" style:family="paragraph" style:parent-style-name="Standard" style:list-style-name="L5">
      <style:text-properties style:font-name="Arial2" fo:font-size="12pt" style:font-size-asian="12pt" style:font-size-complex="12pt"/>
    </style:style>
    <style:style style:name="P75" style:family="paragraph" style:parent-style-name="Standard" style:list-style-name="L5">
      <style:text-properties style:font-name="Arial2" fo:font-size="12pt" style:font-size-asian="12pt" style:font-size-complex="12pt"/>
    </style:style>
    <style:style style:name="P76" style:family="paragraph" style:parent-style-name="Standard" style:list-style-name="L5">
      <style:text-properties style:font-name="Arial2" fo:font-size="12pt" style:font-size-asian="12pt" style:font-size-complex="12pt"/>
    </style:style>
    <style:style style:name="P77" style:family="paragraph" style:parent-style-name="Standard" style:list-style-name="L5">
      <style:text-properties style:font-name="Arial2" fo:font-size="12pt" style:font-size-asian="12pt" style:font-size-complex="12pt"/>
    </style:style>
    <style:style style:name="P78" style:family="paragraph" style:parent-style-name="Standard" style:list-style-name="L5">
      <style:text-properties style:font-name="Arial2" fo:font-size="12pt" style:font-size-asian="12pt" style:font-size-complex="12pt"/>
    </style:style>
    <style:style style:name="P79" style:family="paragraph" style:parent-style-name="Standard" style:list-style-name="L5">
      <style:text-properties style:font-name="Arial2" fo:font-size="12pt" style:font-size-asian="12pt" style:font-size-complex="12pt"/>
    </style:style>
    <style:style style:name="P80" style:family="paragraph" style:parent-style-name="Standard" style:list-style-name="L5">
      <style:text-properties style:font-name="Arial2" fo:font-size="12pt" style:font-size-asian="12pt" style:font-size-complex="12pt"/>
    </style:style>
    <style:style style:name="P81" style:family="paragraph" style:parent-style-name="Standard" style:list-style-name="L5">
      <style:text-properties style:font-name="Arial2" fo:font-size="12pt" style:font-size-asian="12pt" style:font-size-complex="12pt"/>
    </style:style>
    <style:style style:name="P82" style:family="paragraph" style:parent-style-name="Standard" style:list-style-name="L5">
      <style:text-properties style:font-name="Arial2" fo:font-size="12pt" style:font-size-asian="12pt" style:font-size-complex="12pt"/>
    </style:style>
    <style:style style:name="P83" style:family="paragraph" style:parent-style-name="Standard" style:list-style-name="L5">
      <style:text-properties style:font-name="Arial2" fo:font-size="12pt" style:font-size-asian="12pt" style:font-size-complex="12pt"/>
    </style:style>
    <style:style style:name="P84" style:family="paragraph" style:parent-style-name="Standard" style:list-style-name="L5">
      <style:text-properties style:font-name="Arial2" fo:font-size="12pt" style:font-size-asian="12pt" style:font-size-complex="12pt"/>
    </style:style>
    <style:style style:name="P85" style:family="paragraph" style:parent-style-name="Standard" style:list-style-name="L5">
      <style:text-properties style:font-name="Arial2" fo:font-size="12pt" style:font-size-asian="12pt" style:font-size-complex="12pt"/>
    </style:style>
    <style:style style:name="P86" style:family="paragraph" style:parent-style-name="Standard" style:list-style-name="L5">
      <style:text-properties style:font-name="Arial2" fo:font-size="12pt" style:font-size-asian="12pt" style:font-size-complex="12pt"/>
    </style:style>
    <style:style style:name="P87" style:family="paragraph" style:parent-style-name="Standard" style:list-style-name="L5">
      <style:text-properties style:font-name="Arial2" fo:font-size="12pt" style:font-size-asian="12pt" style:font-size-complex="12pt"/>
    </style:style>
    <style:style style:name="P88" style:family="paragraph" style:parent-style-name="Standard" style:list-style-name="L5">
      <style:text-properties style:font-name="Arial2" fo:font-size="12pt" style:font-size-asian="12pt" style:font-size-complex="12pt"/>
    </style:style>
    <style:style style:name="P89" style:family="paragraph" style:parent-style-name="Standard" style:list-style-name="L5">
      <style:text-properties style:font-name="Arial2" fo:font-size="12pt" style:font-size-asian="12pt" style:font-size-complex="12pt"/>
    </style:style>
    <style:style style:name="P90" style:family="paragraph" style:parent-style-name="Standard" style:list-style-name="L5">
      <style:text-properties style:font-name="Arial2" fo:font-size="12pt" style:font-size-asian="12pt" style:font-size-complex="12pt"/>
    </style:style>
    <style:style style:name="P91" style:family="paragraph" style:parent-style-name="Standard" style:list-style-name="L5">
      <style:text-properties style:font-name="Arial2" fo:font-size="12pt" style:font-size-asian="12pt" style:font-size-complex="12pt"/>
    </style:style>
    <style:style style:name="P92" style:family="paragraph" style:parent-style-name="Standard" style:list-style-name="L5">
      <style:text-properties style:font-name="Arial2" fo:font-size="12pt" style:font-size-asian="12pt" style:font-size-complex="12pt"/>
    </style:style>
    <style:style style:name="P93" style:family="paragraph" style:parent-style-name="Standard" style:list-style-name="L5">
      <style:text-properties style:font-name="Arial2" fo:font-size="12pt" style:font-size-asian="12pt" style:font-size-complex="12pt"/>
    </style:style>
    <style:style style:name="P94" style:family="paragraph" style:parent-style-name="Standard" style:list-style-name="L5">
      <style:text-properties style:font-name="Arial2" fo:font-size="12pt" style:font-size-asian="12pt" style:font-size-complex="12pt"/>
    </style:style>
    <style:style style:name="P95" style:family="paragraph" style:parent-style-name="Standard" style:list-style-name="L5">
      <style:text-properties style:font-name="Arial2" fo:font-size="12pt" style:font-size-asian="12pt" style:font-size-complex="12pt"/>
    </style:style>
    <style:style style:name="P96" style:family="paragraph" style:parent-style-name="Standard" style:list-style-name="L5">
      <style:text-properties style:font-name="Arial2" fo:font-size="12pt" style:font-size-asian="12pt" style:font-size-complex="12pt"/>
    </style:style>
    <style:style style:name="P97" style:family="paragraph" style:parent-style-name="Standard" style:list-style-name="L5">
      <style:text-properties style:font-name="Arial2" fo:font-size="12pt" style:font-size-asian="12pt" style:font-size-complex="12pt"/>
    </style:style>
    <style:style style:name="P98" style:family="paragraph" style:parent-style-name="Standard" style:list-style-name="L5">
      <style:text-properties style:font-name="Arial2" fo:font-size="12pt" style:font-size-asian="12pt" style:font-size-complex="12pt"/>
    </style:style>
    <style:style style:name="P99" style:family="paragraph" style:parent-style-name="Standard" style:list-style-name="L5">
      <style:text-properties style:font-name="Arial2" fo:font-size="12pt" style:font-size-asian="12pt" style:font-size-complex="12pt"/>
    </style:style>
    <style:style style:name="P100" style:family="paragraph" style:parent-style-name="Standard" style:list-style-name="L5">
      <style:text-properties style:font-name="Arial2" fo:font-size="12pt" style:font-size-asian="12pt" style:font-size-complex="12pt"/>
    </style:style>
    <style:style style:name="P101" style:family="paragraph" style:parent-style-name="Standard" style:list-style-name="L5">
      <style:text-properties style:font-name="Arial2" fo:font-size="12pt" style:font-size-asian="12pt" style:font-size-complex="12pt"/>
    </style:style>
    <style:style style:name="P102" style:family="paragraph" style:parent-style-name="Standard" style:list-style-name="L5">
      <style:text-properties style:font-name="Arial2" fo:font-size="12pt" style:font-size-asian="12pt" style:font-size-complex="12pt"/>
    </style:style>
    <style:style style:name="P103" style:family="paragraph" style:parent-style-name="Standard" style:list-style-name="L5">
      <style:text-properties style:font-name="Arial2" fo:font-size="12pt" style:font-size-asian="12pt" style:font-size-complex="12pt"/>
    </style:style>
    <style:style style:name="P104" style:family="paragraph" style:parent-style-name="Standard" style:list-style-name="L5">
      <style:text-properties style:font-name="Arial2" fo:font-size="12pt" style:font-size-asian="12pt" style:font-size-complex="12pt"/>
    </style:style>
    <style:style style:name="P105" style:family="paragraph" style:parent-style-name="Standard" style:list-style-name="L5">
      <style:text-properties style:font-name="Arial2" fo:font-size="12pt" style:font-size-asian="12pt" style:font-size-complex="12pt"/>
    </style:style>
    <style:style style:name="P106" style:family="paragraph" style:parent-style-name="Standard" style:list-style-name="L5">
      <style:text-properties style:font-name="Arial2" fo:font-size="12pt" style:font-size-asian="12pt" style:font-size-complex="12pt"/>
    </style:style>
    <style:style style:name="P107" style:family="paragraph" style:parent-style-name="Standard" style:list-style-name="L5">
      <style:text-properties style:font-name="Arial2" fo:font-size="12pt" style:font-size-asian="12pt" style:font-size-complex="12pt"/>
    </style:style>
    <style:style style:name="P108" style:family="paragraph" style:parent-style-name="Standard" style:list-style-name="L5">
      <style:text-properties style:font-name="Arial2" fo:font-size="12pt" style:font-size-asian="12pt" style:font-size-complex="12pt"/>
    </style:style>
    <style:style style:name="P109" style:family="paragraph" style:parent-style-name="Standard" style:list-style-name="L5">
      <style:text-properties style:font-name="Arial2" fo:font-size="12pt" style:font-size-asian="12pt" style:font-size-complex="12pt"/>
    </style:style>
    <style:style style:name="P110" style:family="paragraph" style:parent-style-name="Standard" style:list-style-name="L5">
      <style:text-properties style:font-name="Arial2" fo:font-size="12pt" style:font-size-asian="12pt" style:font-size-complex="12pt"/>
    </style:style>
    <style:style style:name="P111" style:family="paragraph" style:parent-style-name="Standard" style:list-style-name="L5">
      <style:text-properties style:font-name="Arial2" fo:font-size="12pt" style:font-size-asian="12pt" style:font-size-complex="12pt"/>
    </style:style>
    <style:style style:name="P112" style:family="paragraph" style:parent-style-name="Standard" style:list-style-name="L5">
      <style:text-properties style:font-name="Arial2" fo:font-size="12pt" style:font-size-asian="12pt" style:font-size-complex="12pt"/>
    </style:style>
    <style:style style:name="P113" style:family="paragraph" style:parent-style-name="Standard" style:list-style-name="L5">
      <style:text-properties style:font-name="Arial2" fo:font-size="12pt" style:font-size-asian="12pt" style:font-size-complex="12pt"/>
    </style:style>
    <style:style style:name="P114" style:family="paragraph" style:parent-style-name="Standard" style:list-style-name="L5">
      <style:text-properties style:font-name="Arial2" fo:font-size="12pt" style:font-size-asian="12pt" style:font-size-complex="12pt"/>
    </style:style>
    <style:style style:name="P115" style:family="paragraph" style:parent-style-name="Standard" style:list-style-name="L5">
      <style:text-properties style:font-name="Arial2" fo:font-size="12pt" style:font-size-asian="12pt" style:font-size-complex="12pt"/>
    </style:style>
    <style:style style:name="P116" style:family="paragraph" style:parent-style-name="Standard" style:list-style-name="L5">
      <style:text-properties style:font-name="Arial2" fo:font-size="12pt" style:font-size-asian="12pt" style:font-size-complex="12pt"/>
    </style:style>
    <style:style style:name="P117" style:family="paragraph" style:parent-style-name="Standard" style:list-style-name="L5">
      <style:text-properties style:font-name="Arial2" fo:font-size="12pt" style:font-size-asian="12pt" style:font-size-complex="12pt"/>
    </style:style>
    <style:style style:name="P118" style:family="paragraph" style:parent-style-name="Standard" style:list-style-name="L5">
      <style:text-properties style:font-name="Arial2" fo:font-size="12pt" style:font-size-asian="12pt" style:font-size-complex="12pt"/>
    </style:style>
    <style:style style:name="P119" style:family="paragraph" style:parent-style-name="Standard" style:list-style-name="L5">
      <style:text-properties style:font-name="Arial2" fo:font-size="12pt" style:font-size-asian="12pt" style:font-size-complex="12pt"/>
    </style:style>
    <style:style style:name="P120" style:family="paragraph" style:parent-style-name="Standard" style:list-style-name="L5">
      <style:text-properties style:font-name="Arial2" fo:font-size="12pt" style:font-size-asian="12pt" style:font-size-complex="12pt"/>
    </style:style>
    <style:style style:name="P121" style:family="paragraph" style:parent-style-name="Standard" style:list-style-name="L5">
      <style:text-properties style:font-name="Arial2" fo:font-size="12pt" style:font-size-asian="12pt" style:font-size-complex="12pt"/>
    </style:style>
    <style:style style:name="P122" style:family="paragraph" style:parent-style-name="Standard" style:list-style-name="L5">
      <style:text-properties style:font-name="Arial2" fo:font-size="12pt" style:font-size-asian="12pt" style:font-size-complex="12pt"/>
    </style:style>
    <style:style style:name="P123" style:family="paragraph" style:parent-style-name="Standard" style:list-style-name="L5">
      <style:text-properties style:font-name="Arial2" fo:font-size="12pt" style:font-size-asian="12pt" style:font-size-complex="12pt"/>
    </style:style>
    <style:style style:name="P124" style:family="paragraph" style:parent-style-name="Standard" style:list-style-name="L5">
      <style:text-properties style:font-name="Arial2" fo:font-size="12pt" style:font-size-asian="12pt" style:font-size-complex="12pt"/>
    </style:style>
    <style:style style:name="P125" style:family="paragraph" style:parent-style-name="Standard">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26" style:family="paragraph" style:parent-style-name="Standard" style:list-style-name="L4">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27" style:family="paragraph" style:parent-style-name="Standard" style:list-style-name="L4">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28" style:family="paragraph" style:parent-style-name="Standard" style:list-style-name="L5">
      <style:text-properties fo:color="#ff0000" style:font-name="Arial2" fo:font-size="12pt" style:font-size-asian="12pt" style:font-size-complex="12pt"/>
    </style:style>
    <style:style style:name="P129"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30"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31"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32"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33"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34"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35"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36"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37"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38"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39"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40"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41"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42"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43"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44"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45"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46"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47"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48"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49"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50"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51"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52"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53"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54"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55"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56"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57"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58"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59"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60"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61"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62"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63"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64"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65"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66"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67" style:family="paragraph" style:parent-style-name="Title" style:master-page-name="Standard">
      <style:paragraph-properties fo:text-align="center" style:justify-single-word="false" style:page-number="auto"/>
      <style:text-properties style:font-name="Arial2" fo:font-size="16pt" style:font-size-asian="16pt" style:font-size-complex="16pt"/>
    </style:style>
    <style:style style:name="P168" style:family="paragraph" style:parent-style-name="Title" style:master-page-name="Convert_20_1">
      <style:paragraph-properties fo:text-align="justify" style:justify-single-word="false" style:page-number="2"/>
      <style:text-properties style:font-name="Arial2" fo:font-size="12pt" style:font-size-asian="12pt" style:font-size-complex="12pt"/>
    </style:style>
    <style:style style:name="T1" style:family="text">
      <style:text-properties style:font-name="Albany"/>
    </style:style>
    <style:style style:name="T2" style:family="text">
      <style:text-properties style:font-name="Albany" fo:font-size="8pt" style:font-size-asian="8pt"/>
    </style:style>
    <style:style style:name="T3" style:family="text">
      <style:text-properties style:font-name="Arial1" fo:font-size="8pt" style:font-size-asian="8pt" style:font-name-complex="Arial1"/>
    </style:style>
    <style:style style:name="T4" style:family="text">
      <style:text-properties fo:font-weight="normal" style:font-weight-asian="normal" style:font-weight-complex="bold"/>
    </style:style>
    <style:style style:name="T5" style:family="text">
      <style:text-properties style:font-name="Arial2" fo:font-size="12pt" style:text-underline-style="none" style:font-size-asian="12pt" style:font-size-complex="12pt"/>
    </style:style>
    <style:style style:name="T6" style:family="text">
      <style:text-properties style:font-name="Arial2" fo:font-size="12pt" fo:font-style="normal" style:font-size-asian="12pt" style:font-style-asian="normal" style:font-size-complex="12pt" style:font-style-complex="normal"/>
    </style:style>
    <style:style style:name="T7" style:family="text">
      <style:text-properties style:font-name="Arial2" fo:font-size="12pt" fo:language="en" fo:country="US" fo:font-style="normal" style:font-size-asian="12pt" style:font-style-asian="normal" style:font-size-complex="12pt" style:font-style-complex="normal"/>
    </style:style>
    <style:style style:name="T8" style:family="text">
      <style:text-properties fo:font-weight="bold" style:font-weight-asian="bold" style:font-weight-complex="bold"/>
    </style:style>
    <style:style style:name="T9" style:family="text">
      <style:text-properties fo:color="#ff0000"/>
    </style:style>
    <style:style style:name="T10" style:family="text">
      <style:text-properties fo:font-style="italic" style:font-style-asian="italic" style:font-style-complex="italic"/>
    </style:style>
    <style:style style:name="T11" style:family="text">
      <style:text-properties fo:font-size="16pt" style:font-size-asian="16pt" style:font-size-complex="16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7">UNIVERSIDADE FEDERAL DE GOIÁS</text:p>
      <text:p text:style-name="P19"/>
      <text:p text:style-name="P19">INSTITUTO DE INFORMÁTICA</text:p>
      <text:p text:style-name="P19"/>
      <text:p text:style-name="P19"/>
      <text:p text:style-name="P17"><text:span text:style-name="T11">ALUNOS APSI-2006</text:span><text:line-break/><text:span text:style-name="T4"> <text:line-break/><text:line-break/></text:span></text:p>
      <text:p text:style-name="P16"/>
      <text:p text:style-name="P10"/>
      <text:p text:style-name="P10"/>
      <text:p text:style-name="P10"/>
      <text:p text:style-name="P10"/>
      <text:p text:style-name="P10"/>
      <text:p text:style-name="P10"/>
      <text:p text:style-name="P10"/>
      <text:p text:style-name="P10"/>
      <text:p text:style-name="P10"/>
      <text:p text:style-name="P10"/>
      <text:p text:style-name="P11">PROJETO ESCOLA</text:p>
      <text:p text:style-name="P16"/>
      <text:p text:style-name="P16"/>
      <text:p text:style-name="P16"/>
      <text:p text:style-name="P16"/>
      <text:p text:style-name="P16"/>
      <text:p text:style-name="P18"><text:line-break/></text:p>
      <text:p text:style-name="P7"/>
      <text:p text:style-name="P7"/>
      <text:p text:style-name="P7"/>
      <text:p text:style-name="P7"/>
      <text:p text:style-name="P7"/>
      <text:p text:style-name="P7"/>
      <text:p text:style-name="P7"/>
      <text:p text:style-name="P11">GOIÂNIA</text:p>
      <text:p text:style-name="P11">NOVEMBRO, 2007</text:p>
      <text:p text:style-name="P168"/>
      <text:p text:style-name="P7">Conteúdo</text:p>
      <text:p text:style-name="P22"/>
      <text:p text:style-name="P7"/>
      <text:table-of-content text:style-name="Sect1" text:name="Table of Contents1">
        <text:table-of-content-source text:outline-level="3" text:use-index-marks="false">
          <text:index-title-template text:style-nam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list text:style-name="L1">
            <text:list-item>
              <text:p text:style-name="P141"><text:a xlink:type="simple" xlink:href="#1. Introdução|outline"><text:span text:style-name="T5">Introdução<text:tab/> </text:span></text:a></text:p>
            </text:list-item>
            <text:list-item>
              <text:p text:style-name="P141"><text:a xlink:type="simple" xlink:href="#2. Apresentação|outline"><text:span text:style-name="T5">Apresentação<text:tab/> </text:span></text:a></text:p>
              <text:list>
                <text:list-item>
                  <text:p text:style-name="P141"><text:a xlink:type="simple" xlink:href="#2.1.Objetivo do Projeto|outline"><text:span text:style-name="T5">Objetivo do Projeto<text:tab/> </text:span></text:a></text:p>
                </text:list-item>
                <text:list-item>
                  <text:p text:style-name="P141"><text:a xlink:type="simple" xlink:href="#2.2.Resumo do projeto|outline"><text:span text:style-name="T5">Resumo do Projeto<text:tab/> </text:span></text:a></text:p>
                </text:list-item>
                <text:list-item>
                  <text:p text:style-name="P141"><text:a xlink:type="simple" xlink:href="#2.3.Contexto|outline"><text:span text:style-name="T5">Contexto<text:tab/></text:span></text:a></text:p>
                </text:list-item>
                <text:list-item>
                  <text:p text:style-name="P141"><text:a xlink:type="simple" xlink:href="#2.4.Modularização do Sistema Escola|outline"><text:span text:style-name="T5">Modularização do Sistema Escola<text:tab/></text:span></text:a></text:p>
                  <text:list>
                    <text:list-item>
                      <text:p text:style-name="P141"><text:a xlink:type="simple" xlink:href="#2.4.1.Pessoas Físicas e Jurídicas|outline"><text:span text:style-name="T5">Pessoas Físicas e Jurídicas<text:tab/></text:span></text:a></text:p>
                    </text:list-item>
                    <text:list-item>
                      <text:p text:style-name="P141"><text:a xlink:type="simple" xlink:href="#2.4.2.Administração de cursos|outline"><text:span text:style-name="T5">Administração de Cursos<text:tab/></text:span></text:a></text:p>
                    </text:list-item>
                    <text:list-item>
                      <text:p text:style-name="P141"><text:a xlink:type="simple" xlink:href="#2.4.3.Notas e Freqüências|outline"><text:span text:style-name="T5">Notas e Freqüências<text:tab/></text:span></text:a></text:p>
                    </text:list-item>
                    <text:list-item>
                      <text:p text:style-name="P141"><text:a xlink:type="simple" xlink:href="#2.4.4.Controle de acesso|outline"><text:span text:style-name="T5">Controle de Acesso<text:tab/></text:span></text:a></text:p>
                    </text:list-item>
                    <text:list-item>
                      <text:p text:style-name="P141"><text:a xlink:type="simple" xlink:href="#2.4.5.Avaliação do corpo docente|outline"><text:span text:style-name="T5">Avaliação do Corpo Docente<text:tab/></text:span></text:a></text:p>
                    </text:list-item>
                  </text:list>
                </text:list-item>
                <text:list-item>
                  <text:p text:style-name="P141"><text:a xlink:type="simple" xlink:href="#2.5.Ferramentas empregadas|outline"><text:span text:style-name="T5">Ferramentas Empregadas<text:tab/></text:span></text:a></text:p>
                  <text:list>
                    <text:list-item>
                      <text:p text:style-name="P141"><text:a xlink:type="simple" xlink:href="#2.5.1.Linguagem de programação|outline"><text:span text:style-name="T5">Linguagem de Programação<text:tab/> </text:span></text:a></text:p>
                    </text:list-item>
                    <text:list-item>
                      <text:p text:style-name="P141"><text:a xlink:type="simple" xlink:href="#2.5.2.Banco de Dados|outline"><text:span text:style-name="T5">Banco de Dados<text:tab/></text:span></text:a></text:p>
                    </text:list-item>
                    <text:list-item>
                      <text:p text:style-name="P141"><text:a xlink:type="simple" xlink:href="#2.5.3.Frameworks|outline"><text:span text:style-name="T5">Frameworks<text:tab/></text:span></text:a></text:p>
                      <text:list>
                        <text:list-item>
                          <text:p text:style-name="P141"><text:a xlink:type="simple" xlink:href="#2.5.3.1.Interface|outline"><text:span text:style-name="T5">Interface<text:tab/> </text:span></text:a></text:p>
                        </text:list-item>
                        <text:list-item>
                          <text:p text:style-name="P141"><text:a xlink:type="simple" xlink:href="#2.5.3.2.Persistência|outline"><text:span text:style-name="T5">Persistência<text:tab/> </text:span></text:a></text:p>
                        </text:list-item>
                        <text:list-item>
                          <text:p text:style-name="P141"><text:a xlink:type="simple" xlink:href="#2.5.3.3.Testes de Unidade|outline"><text:span text:style-name="T5">Testes de Unidade<text:tab/> </text:span></text:a></text:p>
                        </text:list-item>
                        <text:list-item>
                          <text:p text:style-name="P141"><text:a xlink:type="simple" xlink:href="#2.5.3.4.Testes de Integração entre camadas|outline"><text:span text:style-name="T5">Testes de Integração entre Camadas<text:tab/> <text:s/></text:span></text:a></text:p>
                        </text:list-item>
                      </text:list>
                    </text:list-item>
                    <text:list-item>
                      <text:p text:style-name="P141"><text:soft-page-break/><text:a xlink:type="simple" xlink:href="#2.5.4.Kad|outline"><text:span text:style-name="T5">KAD<text:tab/> </text:span></text:a></text:p>
                    </text:list-item>
                    <text:list-item>
                      <text:p text:style-name="P141"><text:a xlink:type="simple" xlink:href="#2.5.5.UML|outline"><text:span text:style-name="T5">UML<text:tab/> </text:span></text:a></text:p>
                    </text:list-item>
                    <text:list-item>
                      <text:p text:style-name="P141"><text:a xlink:type="simple" xlink:href="#2.5.6.Protegé|outline"><text:span text:style-name="T5">Protegé<text:tab/> <text:s/></text:span></text:a></text:p>
                    </text:list-item>
                  </text:list>
                </text:list-item>
                <text:list-item>
                  <text:p text:style-name="P141"><text:a xlink:type="simple" xlink:href="#2.6.Arquitetura do Sistema|outline"><text:span text:style-name="T5">Arquitetura do Sistema<text:tab/> </text:span></text:a></text:p>
                </text:list-item>
                <text:list-item>
                  <text:p text:style-name="P141"><text:a xlink:type="simple" xlink:href="#2.7.Artefatos produzidos|outline"><text:span text:style-name="T5">Artefatos Produzidos<text:tab/> </text:span></text:a></text:p>
                </text:list-item>
              </text:list>
            </text:list-item>
            <text:list-item>
              <text:p text:style-name="P141"><text:a xlink:type="simple" xlink:href="#3.Conclusão|outline"><text:span text:style-name="T5">Conclusão<text:tab/></text:span></text:a></text:p>
            </text:list-item>
            <text:list-item>
              <text:p text:style-name="P141"><text:a xlink:type="simple" xlink:href="#3.Conclusão|outline"><text:span text:style-name="T5">Referências<text:tab/> </text:span></text:a></text:p>
            </text:list-item>
          </text:list>
        </text:index-body>
      </text:table-of-content>
      <text:list text:style-name="Outline">
        <text:list-item>
          <text:h text:style-name="P20" text:outline-level="1"><text:s/><text:span text:style-name="T8">Introdução</text:span></text:h>
        </text:list-item>
      </text:list>
      <text:p text:style-name="P8"/>
      <text:p text:style-name="P7">Este texto documenta o Projeto Escola e orienta leitores acerca dos vários artefatos produzidos ao longo deste projeto. O dossiê correspondente é o instrumento empregado para a avaliação da turma de especialização em Análise e Projeto de Sistemas, turma 2006.</text:p>
      <text:p text:style-name="P7"/>
      <text:p text:style-name="P7">Os artefatos foram produzidos pelos alunos do referido curso e devidamente nominados abaixo, em um total de treze estudantes: </text:p>
      <text:list text:style-name="L2">
        <text:list-item>
          <text:p text:style-name="P29">Ailton Antonio de Araújo;</text:p>
        </text:list-item>
        <text:list-item>
          <text:p text:style-name="P29">Fernando Neres Barros</text:p>
        </text:list-item>
        <text:list-item>
          <text:p text:style-name="P29">Gerson Rodrigues Pereira</text:p>
        </text:list-item>
        <text:list-item>
          <text:p text:style-name="P29">Gilmar Ferreira Arantes</text:p>
        </text:list-item>
        <text:list-item>
          <text:p text:style-name="P29">Gustavo de Melo Pereira Coutinho</text:p>
        </text:list-item>
        <text:list-item>
          <text:p text:style-name="P29">Hermes Silva Júnior</text:p>
        </text:list-item>
        <text:list-item>
          <text:p text:style-name="P29">João Marcos Borges e Azevedo</text:p>
        </text:list-item>
        <text:list-item>
          <text:p text:style-name="P29">Leandro Pires Rabelo</text:p>
        </text:list-item>
        <text:list-item>
          <text:p text:style-name="P29">Paulo Henrique Borges de Melo</text:p>
        </text:list-item>
        <text:list-item>
          <text:p text:style-name="P29">Roberto Bernardes Monteiro</text:p>
        </text:list-item>
        <text:list-item>
          <text:p text:style-name="P29">Rodrigo Morian Loures</text:p>
        </text:list-item>
        <text:list-item>
          <text:p text:style-name="P29">Tiago Andrade Serpa</text:p>
        </text:list-item>
        <text:list-item>
          <text:p text:style-name="P29">Yoshiyuki Kuwae</text:p>
        </text:list-item>
      </text:list>
      <text:p text:style-name="P7"/>
      <text:p text:style-name="P7">O dossiê inclui desde os artefatos produzidos pela análise dos requisitos até a codificação na linguagem de programação Java, passando por etapas de projeto (interação, arquitetura, persistência) e a conseqüente implementação. Os artefatos incluídos no dossiê são fornecidos nos anexos. Convém ressaltar, contudo, que nem todos os artefatos foram aqui incluídos, mas apenas aqueles considerados representativos. O interessado poderá obter acesso a todos eles por meio do endereço do projeto <text:a xlink:type="simple" xlink:href="http://escola.berlios.de/">http://escola.berlios.de</text:a>. </text:p>
      <text:p text:style-name="P7"/>
      <text:list text:style-name="Outline" text:continue-numbering="true">
        <text:list-item>
          <text:h text:style-name="P23" text:outline-level="1"><text:s/>Apresentação</text:h>
        </text:list-item>
      </text:list>
      <text:p text:style-name="P7"/>
      <text:list text:style-name="Outline" text:continue-numbering="true">
        <text:list-item>
          <text:list text:continue-numbering="true">
            <text:list-item>
              <text:h text:style-name="P24" text:outline-level="2"><text:s/>Objetivo do Projeto</text:h>
            </text:list-item>
          </text:list>
        </text:list-item>
      </text:list>
      <text:p text:style-name="P6">O Projeto Escola foi concebido para produzir, como principal resultado, um sistema de informação (ou módulos deste), para automatizar funções pertinentes a processos administrativos e de ensino da Universidade Federal de Goiás e, em <text:soft-page-break/>particular, aqueles executados pela pós-graduação desta universidade. </text:p>
      <text:p text:style-name="P6"/>
      <text:p text:style-name="P6">Mesmo este contexto mais restrito ainda apresenta rico conjunto de funções passíveis de serem automatizadas. Uma breve visão geral das principais funções é fornecida abaixo por categoria de usuário:</text:p>
      <text:p text:style-name="P6"/>
      <text:list text:style-name="L3">
        <text:list-item>
          <text:p text:style-name="P43">Estudantes</text:p>
          <text:list>
            <text:list-item>
              <text:p text:style-name="P43">Acesso às suas notas e freqüências;</text:p>
            </text:list-item>
            <text:list-item>
              <text:p text:style-name="P43">Atualizar desempenho de docente;</text:p>
            </text:list-item>
            <text:list-item>
              <text:p text:style-name="P43">Cadastrar interesse em receber informações <text:s/>sobre alteração de nota e/ou freqüência;</text:p>
            </text:list-item>
            <text:list-item>
              <text:p text:style-name="P43">Registrar interesse em turma.</text:p>
            </text:list-item>
          </text:list>
        </text:list-item>
        <text:list-item>
          <text:p text:style-name="P129">Professores</text:p>
          <text:list>
            <text:list-item>
              <text:p text:style-name="P129">Atualizar notas e freqüências;</text:p>
            </text:list-item>
            <text:list-item>
              <text:p text:style-name="P129">Definir expressão de nota final;</text:p>
            </text:list-item>
            <text:list-item>
              <text:p text:style-name="P129">Gerar relatório de turma;</text:p>
            </text:list-item>
            <text:list-item>
              <text:p text:style-name="P129">Consultar desempenho de docente.</text:p>
            </text:list-item>
          </text:list>
        </text:list-item>
        <text:list-item>
          <text:p text:style-name="P129">Secretários</text:p>
          <text:list>
            <text:list-item>
              <text:p text:style-name="P129">Definir modelo de avaliação;</text:p>
            </text:list-item>
            <text:list-item>
              <text:p text:style-name="P129">Cadastrar usuário;</text:p>
            </text:list-item>
            <text:list-item>
              <text:p text:style-name="P129">Cadastrar curso;</text:p>
            </text:list-item>
            <text:list-item>
              <text:p text:style-name="P129">Criar turma;</text:p>
            </text:list-item>
            <text:list-item>
              <text:p text:style-name="P129">Matricular aluno em curso;</text:p>
            </text:list-item>
            <text:list-item>
              <text:p text:style-name="P129">Cadastrar intenção de turma.</text:p>
            </text:list-item>
          </text:list>
        </text:list-item>
      </text:list>
      <text:p text:style-name="P6"/>
      <text:p text:style-name="P6">O documento Visão (Anexo X), apresenta uma abrangente perspectiva do projeto e dos resultados inicialmente previstos. Funcionalmente foram identificados centenas de requisitos por meio de casos de uso. Os artefatos correspondentes não fazem parte deste dossiê, mas podem ser obtidos pelo portal do projeto (<text:a xlink:type="simple" xlink:href="http://escola.berlios.de/">http://escola.berlios.de</text:a>). Nem todos estes requisitos foram implementados. De fato, um subconjunto deles foi refinado, o que resultou nas funcionalidades disponíveis nos pacotes de trabalho apresentados e detalhados no Dicionário WBS (Anexo X). </text:p>
      <text:p text:style-name="P6"/>
      <text:list text:style-name="Outline" text:continue-numbering="true">
        <text:list-item>
          <text:list text:continue-numbering="true">
            <text:list-item>
              <text:h text:style-name="P24" text:outline-level="2">Desenvolvimento</text:h>
            </text:list-item>
          </text:list>
        </text:list-item>
      </text:list>
      <text:p text:style-name="P7"/>
      <text:p text:style-name="P7">O Projeto Escola foi apresentado aos estudantes do curso durante a disciplina Análise de Sistemas. Um dos produtos desta disciplina foi a análise resultante da investigação do domínio de atuação do projeto. Em particular, foi produzida extensa <text:soft-page-break/>documentação registrada por meio de casos de uso, organizados em dezenas de componentes. Alguns componentes incluem: Aluno, Docente, Administração e outros. A extensa documentação resultante não é fornecida neste dossiê, mas encontra-se disponível em <text:a xlink:type="simple" xlink:href="http://escola.berlios.de/">http://escola.berlios.de</text:a> por meio de dezenas de arquivos, cada um deles contendo casos de uso correspondentes ao componente em questão. </text:p>
      <text:p text:style-name="P7"/>
      <text:p text:style-name="P7">Além da especificação de requisitos por meio de vários artefatos contendo casos de uso, foi produzida a modelagem de domínio (Anexo X). Esta modelagem oferece informações valiosas sobre os principais conceitos e relações entre eles para um dado domínio.</text:p>
      <text:p text:style-name="P7"/>
      <text:p text:style-name="P7">A definição da arquitetura de software do sistema (Anexo X), uma das primeiras atividades de projeto, estabeleceu a versão inicial da arquitetura seguida pela implementação de todos os componentes produzidos. Os componentes incluem: Serviços (Anexo X), PFJ (Anexo X) e .... Estes componentes foram produzidos, conforme os anexos, mas não integrados. </text:p>
      <text:p text:style-name="P9"/>
      <text:p text:style-name="P9">A definição da arquitetura do sistema (Anexo X) foi ilustrada por uma aplicação de exemplo (Anexo X). A aplicação teve dois propósitos. Primeiro, ilustrar como a funcionalidade deveria ser distribuída entre vários componentes. Segundo, validar a organização proposta, enquanto exercita tarefas típicas presentes na versão final a ser produzida do sistema de informação. </text:p>
      <text:p text:style-name="P9"/>
      <text:list text:style-name="Outline" text:continue-numbering="true">
        <text:list-item>
          <text:list text:continue-numbering="true">
            <text:list-item>
              <text:h text:style-name="P25" text:outline-level="2"><text:s/>Módulos principais</text:h>
            </text:list-item>
          </text:list>
        </text:list-item>
      </text:list>
      <text:list text:style-name="L4">
        <text:list-header>
          <text:p text:style-name="P126"/>
        </text:list-header>
      </text:list>
      <text:list text:style-name="Outline" text:continue-numbering="true">
        <text:list-item>
          <text:list text:continue-numbering="true">
            <text:list-item>
              <text:list text:continue-numbering="true">
                <text:list-item>
                  <text:h text:style-name="P27" text:outline-level="3"><text:s/>Pessoas Físicas e Jurídicas</text:h>
                </text:list-item>
              </text:list>
            </text:list-item>
          </text:list>
        </text:list-item>
      </text:list>
      <text:p text:style-name="P9"/>
      <text:p text:style-name="P9">Compreende serviços para registro e manutenção de informações de pessoas físicas e jurídicas. Não inclui a função ou atividade realizada pela pessoa física ou jurídica, mas dados que identificam unicamente a pessoa em questão. Por exemplo, nome, endereço, telefone e outros. Por meio deste módulo não se sabe, por outro lado, se a pessoa física é aluno ou docente, por exemplo. De forma análoga, uma pessoa jurídica devidamente cadastrada pode desempenhar vários papéis, fornecedor, cliente ou outro. Novamente, informações que definem papéis de pessoas físicas e jurídicas não são fornecidas por meio deste módulo. Este módulo não inclui interação com o usuário. Todos os serviços são oferecidos para software. A persistência das informações de pessoas físicas e jurídicas é da responsabilidade <text:soft-page-break/>deste módulo.</text:p>
      <text:p text:style-name="P9"/>
      <text:list text:style-name="Outline" text:continue-numbering="true">
        <text:list-item>
          <text:list text:continue-numbering="true">
            <text:list-item>
              <text:list text:continue-numbering="true">
                <text:list-item>
                  <text:h text:style-name="P27" text:outline-level="3">Administração de cursos</text:h>
                </text:list-item>
              </text:list>
            </text:list-item>
          </text:list>
        </text:list-item>
      </text:list>
      <text:p text:style-name="P9"/>
      <text:p text:style-name="P9">Serviços que diretamente auxiliam a gestão acadêmica de cursos, organizados em várias disciplinas executadas por meio de turmas. A criação de um novo curso, a descrição das disciplinas correspondentes, a matrícula de aluno em curso e operações similares são responsabilidade deste módulo.</text:p>
      <text:p text:style-name="P9"/>
      <text:list text:style-name="Outline" text:continue-numbering="true">
        <text:list-item>
          <text:list text:continue-numbering="true">
            <text:list-item>
              <text:list text:continue-numbering="true">
                <text:list-item>
                  <text:h text:style-name="P27" text:outline-level="3">Notas e Freqüências</text:h>
                </text:list-item>
              </text:list>
            </text:list-item>
          </text:list>
        </text:list-item>
      </text:list>
      <text:p text:style-name="P9"/>
      <text:p text:style-name="P9">Agrupam funções para administração de notas e freqüências de alunos. Tanto para quem as registra, o docente, quanto para quem as consulta, alunos e secretários. Em particular, este módulo permite que seja definida a equação que define a nota final de um estudante. A versão predefinida estabelece que para cada turma, cada aluno possuirá duas notas, sendo a nota final obtida da média aritmética simples destas duas notas. O docente, contudo, poderá configurar a definição da nota final. Por exemplo, a nota final pode ser obtida da média ponderada de quatro notas, da seguinte forma: notafinal = (2*n1 + 3*n2 + 1,5*n3 + 3,5*n4) / 10. A configuração possível inclui a definição do número de notas e uma expressão que faz uso delas. Na definição da expressão, cada uma das notas será identificada por n1, n2 e assim por diante. Apenas operações elementares básicas poderão ser empregadas. Todas as operações fazem uso de precisão mínima de duas casas decimais.</text:p>
      <text:p text:style-name="P9"/>
      <text:list text:style-name="Outline" text:continue-numbering="true">
        <text:list-item>
          <text:list text:continue-numbering="true">
            <text:list-item>
              <text:list text:continue-numbering="true">
                <text:list-item>
                  <text:h text:style-name="P27" text:outline-level="3">Controle de acesso</text:h>
                </text:list-item>
              </text:list>
            </text:list-item>
          </text:list>
        </text:list-item>
      </text:list>
      <text:p text:style-name="P9"/>
      <text:p text:style-name="P9">Serviços que fornecem mecanismos de segurança para o Escola 1.0. Cadastro de usuário, alteração de senha, mecanismo para substituir senha de usuário que a perdeu, desabilitação de usuário e outras são alguns deles. </text:p>
      <text:p text:style-name="P9"/>
      <text:list text:style-name="Outline" text:continue-numbering="true">
        <text:list-item>
          <text:list text:continue-numbering="true">
            <text:list-item>
              <text:list text:continue-numbering="true">
                <text:list-item>
                  <text:h text:style-name="P27" text:outline-level="3">Avaliação do corpo docente</text:h>
                </text:list-item>
              </text:list>
            </text:list-item>
          </text:list>
        </text:list-item>
      </text:list>
      <text:p text:style-name="P9"/>
      <text:p text:style-name="P9">Serviços que permitem aos alunos de determinada turma registrarem suas observações sobre o desempenho do docente responsável por esta turma. Nem todas as turmas necessariamente devem ser avaliadas da mesma forma, ou seja, espera-se que o Escola 1.0 ofereça recurso por meio do qual seja possível cadastrar a forma de avaliação a ser efetuada, ou seja, o cadastro das questões da <text:soft-page-break/>avaliação. As respostas fornecidas por cada aluno poderão ser recuperadas de forma anônima pelo professor avaliado. Alunos não podem consultar respostas fornecidas por outros alunos. Além de cada professor, apenas o secretário terá acesso aos resultados da avaliação, também de forma anônima.</text:p>
      <text:list text:style-name="L4" text:continue-numbering="true">
        <text:list-header>
          <text:p text:style-name="P126"><text:s/></text:p>
        </text:list-header>
      </text:list>
      <text:list text:style-name="Outline" text:continue-numbering="true">
        <text:list-item>
          <text:list text:continue-numbering="true">
            <text:list-item>
              <text:h text:style-name="P25" text:outline-level="2"><text:s/>Ferramentas empregadas</text:h>
            </text:list-item>
          </text:list>
        </text:list-item>
      </text:list>
      <text:p text:style-name="P9"/>
      <text:p text:style-name="P9">Todas as ferramentas empregadas no desenvolvimento do projeto Escola são <text:span text:style-name="T10">open source</text:span>. Dentre as ferramentas utilizadas, listagem completa disponível em: http://kyrios.sourceforge.net/kad-tools.html, destacamos as seguintes, devido ao seu grau de importância no contexto do desenvolvimento:</text:p>
      <text:p text:style-name="P9"/>
      <text:list text:style-name="Outline" text:continue-numbering="true">
        <text:list-item>
          <text:list text:continue-numbering="true">
            <text:list-item>
              <text:list text:continue-numbering="true">
                <text:list-item>
                  <text:h text:style-name="P27" text:outline-level="3">Linguagem de programação</text:h>
                </text:list-item>
              </text:list>
            </text:list-item>
          </text:list>
        </text:list-item>
      </text:list>
      <text:p text:style-name="P9"/>
      <text:p text:style-name="P9">A Linguagem de programação escolhida para o desenvolvimento do projeto escola, bem como a utilizada durante todo o curso, foi a linguagem de programação Java, devido ao seu alto grau de maturidade atingido, sobretudo a partir da sua versão 1.5 e também pelo sucesso alcançado pelos sistemas corporativos desenvolvidos nesta linguagem. Maiores detalhes podem ser obtidos em: <text:a xlink:type="simple" xlink:href="http://java.sun.com/">http://java.sun.com/</text:a>;</text:p>
      <text:p text:style-name="P9"/>
      <text:list text:style-name="Outline" text:continue-numbering="true">
        <text:list-item>
          <text:list text:continue-numbering="true">
            <text:list-item>
              <text:list text:continue-numbering="true">
                <text:list-item>
                  <text:h text:style-name="P27" text:outline-level="3">Banco de Dados</text:h>
                </text:list-item>
              </text:list>
            </text:list-item>
          </text:list>
        </text:list-item>
      </text:list>
      <text:p text:style-name="P9"/>
      <text:p text:style-name="P9">O Banco de dados utilizado nas etapas de desenvolvimento do projeto e conseqüentemente para os testes de persistência foi o HSQLDB, porém devido à flexibilidade auferida pela camada de persistência desenvolvida usando a nova api de persistência da Sun Microsystems, a JPA (Java Persistence API), durante a produção o sistema poderá utilizar qualquer banco de dados, que o resultado será o mesmo. Maiores detalhes podem sr obtidos em: <text:a xlink:type="simple" xlink:href="http://hsqldb.org/">http://hsqldb.org/</text:a>;</text:p>
      <text:p text:style-name="P9"/>
      <text:list text:style-name="Outline" text:continue-numbering="true">
        <text:list-item>
          <text:list text:continue-numbering="true">
            <text:list-item>
              <text:list text:continue-numbering="true">
                <text:list-item>
                  <text:h text:style-name="P27" text:outline-level="3"><text:s/>Testes de Unidade</text:h>
                </text:list-item>
              </text:list>
            </text:list-item>
          </text:list>
        </text:list-item>
      </text:list>
      <text:p text:style-name="P9"/>
      <text:p text:style-name="P9">Foi utilizado o JUnit para os testes de unidades das diversas classes implementadas no projeto. Maiores detalhes podem ser obtidos em: <text:a xlink:type="simple" xlink:href="http://www.junit.org/">http://www.junit.org/</text:a>;</text:p>
      <text:p text:style-name="P9"/>
      <text:list text:style-name="Outline" text:continue-numbering="true">
        <text:list-item>
          <text:list text:continue-numbering="true">
            <text:list-item>
              <text:list text:continue-numbering="true">
                <text:list-item>
                  <text:h text:style-name="P27" text:outline-level="3"><text:s/>Testes de Integração entre camadas</text:h>
                </text:list-item>
              </text:list>
            </text:list-item>
          </text:list>
        </text:list-item>
      </text:list>
      <text:p text:style-name="P9"/>
      <text:p text:style-name="P9"><text:soft-page-break/>Foi utilizado o JMock para a realização de testes de integração entre camadas, mesmo na ausência de implementação da camada subjacente, isto é, poder-se-ia, testar a camada de persistência, utilizando o Jmock, mesmo sem a implementação desta camada. Maiores detalhes podem ser obtidos em: <text:a xlink:type="simple" xlink:href="http://www.jmock.org/">http://www.jmock.org/</text:a>;</text:p>
      <text:p text:style-name="P9"/>
      <text:list text:style-name="Outline" text:continue-numbering="true">
        <text:list-item>
          <text:list text:continue-numbering="true">
            <text:list-item>
              <text:list text:continue-numbering="true">
                <text:list-item>
                  <text:h text:style-name="P27" text:outline-level="3">Frameworks</text:h>
                </text:list-item>
              </text:list>
            </text:list-item>
          </text:list>
        </text:list-item>
      </text:list>
      <text:p text:style-name="P9"/>
      <text:p text:style-name="P9">Utilizamos alguns frameworks, largamente utilizados e aprovados pela comunidade de desenvolvimento de software, no desenvolvimento de funcionalidades específicas, para as quais já têm apresentado considerada maturidade, como por exemplo: </text:p>
      <text:p text:style-name="P9"/>
      <text:list text:style-name="Outline" text:continue-numbering="true">
        <text:list-item>
          <text:list text:continue-numbering="true">
            <text:list-item>
              <text:list text:continue-numbering="true">
                <text:list-item>
                  <text:list text:continue-numbering="true">
                    <text:list-item>
                      <text:h text:style-name="P28" text:outline-level="4">Interface com o usuário</text:h>
                    </text:list-item>
                  </text:list>
                </text:list-item>
              </text:list>
            </text:list-item>
          </text:list>
        </text:list-item>
      </text:list>
      <text:p text:style-name="P9"/>
      <text:p text:style-name="P9">Para o desenvolvimento da camada de interface com o usuário, foi utilizado o framework JSF (JavaServer Faces), utilizando a implementação de referência da própria Sun Microsystems. Maiores detalhes podem ser obtidos em: <text:a xlink:type="simple" xlink:href="http://java.sun.com/javaee/javaserverfaces/">http://java.sun.com/javaee/javaserverfaces/</text:a>;</text:p>
      <text:p text:style-name="P9"/>
      <text:list text:style-name="Outline" text:continue-numbering="true">
        <text:list-item>
          <text:list text:continue-numbering="true">
            <text:list-item>
              <text:list text:continue-numbering="true">
                <text:list-item>
                  <text:list text:continue-numbering="true">
                    <text:list-item>
                      <text:h text:style-name="P28" text:outline-level="4">Persistência de objetos</text:h>
                    </text:list-item>
                  </text:list>
                </text:list-item>
              </text:list>
            </text:list-item>
          </text:list>
        </text:list-item>
      </text:list>
      <text:p text:style-name="P9"/>
      <text:p text:style-name="P9">A camada de persistência, <text:s/>conforme abordado acima, foi implementa utilizando a Java Persistence API, com a implementação pelo Hibernate (framework de mapeamento ORM). Maiores detalhes podem ser obtidos em: <text:a xlink:type="simple" xlink:href="http://www.hibernate.org/">http://www.hibernate.org/</text:a>;</text:p>
      <text:p text:style-name="P9"/>
      <text:list text:style-name="Outline" text:continue-numbering="true">
        <text:list-item>
          <text:list text:continue-numbering="true">
            <text:list-item>
              <text:list text:continue-numbering="true">
                <text:list-item>
                  <text:list text:continue-numbering="true">
                    <text:list-item>
                      <text:h text:style-name="P28" text:outline-level="4">Inversão de controle e/ou Injeção de dependência</text:h>
                    </text:list-item>
                  </text:list>
                </text:list-item>
              </text:list>
            </text:list-item>
          </text:list>
        </text:list-item>
      </text:list>
      <text:p text:style-name="P9"/>
      <text:p text:style-name="P9">Com o objetivo de promover um desenvolvimento que contemplasse o desacoplamento entre os componentes do sistema, utilizamos o conceito de injeção de dependência ou, como dizem outros, inversão de controle, através do uso do framework Spring. Inversão de controle ou injeção de dependência trata-se, de modo simplificado, de delegar a responsabilidade de instanciação dos objetos requeridos ao contexto, gerenciado pelo framework Spring, esta instanciação é feita através da configuração do arquivo ApplicationContext.xml. Maiores detalhes podem ser obtidos em: <text:a xlink:type="simple" xlink:href="http://www.springframework.org/">http://www.springframework.org/.</text:a></text:p>
      <text:p text:style-name="P9"/>
      <text:list text:style-name="Outline" text:continue-numbering="true">
        <text:list-item>
          <text:list text:continue-numbering="true">
            <text:list-item>
              <text:list text:continue-numbering="true">
                <text:list-item>
                  <text:h text:style-name="P27" text:outline-level="3"><text:soft-page-break/>Kad</text:h>
                </text:list-item>
              </text:list>
            </text:list-item>
          </text:list>
        </text:list-item>
      </text:list>
      <text:p text:style-name="P9"/>
      <text:p text:style-name="P12"><text:span text:style-name="T6">Todas as ferramentas, como preconiza a gerência de configuração foram agrupadas em dois conjuntos de programas, distribuídos pelo gerente do projeto, denominados KAD e KAD-LIBS, onde no KAD se encontravam as principais ferramentas do desenvolvimento do projeto, isto é o JDK (Java </text:span><text:span text:style-name="T7">Development</text:span><text:span text:style-name="T6"> Kit) e o IDE Eclipse. No KAD-LIBS estavam todas as outros ferramentas de apoio, conforme referenciado acima. As versão utilizada, tanto do kad, como do kad libs, foi a versão 0.9, disponibilizada pelo gerente de projeto. Maiores detalhes podem ser obtidos em: </text:span><text:a xlink:type="simple" xlink:href="http://kyrios.sf.net/"><text:span text:style-name="T6">http://kyrios.sf.net</text:span></text:a><text:span text:style-name="T6">;</text:span></text:p>
      <text:p text:style-name="P9"/>
      <text:list text:style-name="Outline" text:continue-numbering="true">
        <text:list-item>
          <text:list text:continue-numbering="true">
            <text:list-item>
              <text:list text:continue-numbering="true">
                <text:list-item>
                  <text:h text:style-name="P27" text:outline-level="3">UML</text:h>
                </text:list-item>
              </text:list>
            </text:list-item>
          </text:list>
        </text:list-item>
      </text:list>
      <text:p text:style-name="P9"/>
      <text:p text:style-name="P9">A Linguagem de modelagem utilizada para expressar os modelos do sistema escola foi a UML (Unified Modeling Language), e a ferramenta de suporte ao uso da UML utilizada foi o JUDE. Maiores detalhes podem ser obtidos em: http://www.uml.org/ <text:s/>e <text:a xlink:type="simple" xlink:href="http://jude.change-vision.com/jude-web/index.html">http://jude.change-vision.com/jude-web/index.html</text:a>;</text:p>
      <text:p text:style-name="P9"/>
      <text:list text:style-name="Outline" text:continue-numbering="true">
        <text:list-item>
          <text:list text:continue-numbering="true">
            <text:list-item>
              <text:list text:continue-numbering="true">
                <text:list-item>
                  <text:h text:style-name="P27" text:outline-level="3">Protegé</text:h>
                </text:list-item>
              </text:list>
            </text:list-item>
          </text:list>
        </text:list-item>
      </text:list>
      <text:p text:style-name="P9"/>
      <text:p text:style-name="P9">Para o desenvolvimento do modelo de domínio do projeto escola foi utilizada a ferramenta protegé. Maiores detalhes podem ser obtidos em: <text:a xlink:type="simple" xlink:href="http://protege.stanford.edu/">http://protege.stanford.edu/</text:a>;</text:p>
      <text:p text:style-name="P9"/>
      <text:list text:style-name="Outline" text:continue-numbering="true">
        <text:list-item>
          <text:list text:continue-numbering="true">
            <text:list-item>
              <text:list text:continue-numbering="true">
                <text:list-item>
                  <text:h text:style-name="P27" text:outline-level="3">Repositório</text:h>
                </text:list-item>
              </text:list>
            </text:list-item>
          </text:list>
        </text:list-item>
      </text:list>
      <text:p text:style-name="P9"/>
      <text:p text:style-name="P9">Todos os artefatos produzidos durante as várias etapas de desenvolvimento do projeto foram armazenados no repositório disponível em: <text:a xlink:type="simple" xlink:href="http://escola.berlios.de/">http://escola.berlios.de/</text:a>;</text:p>
      <text:p text:style-name="P9"/>
      <text:list text:style-name="Outline" text:continue-numbering="true">
        <text:list-item>
          <text:list text:continue-numbering="true">
            <text:list-item>
              <text:list text:continue-numbering="true">
                <text:list-item>
                  <text:h text:style-name="P27" text:outline-level="3">Subversion</text:h>
                </text:list-item>
              </text:list>
            </text:list-item>
          </text:list>
        </text:list-item>
      </text:list>
      <text:p text:style-name="P9"/>
      <text:p text:style-name="P9">Todos os artefatos armazenados no repositório estavam sob o controle de versão gerenciado pela ferramenta de controle de versão Subversion. Maiores detalhes podem ser obtidas em: <text:a xlink:type="simple" xlink:href="http://subversion.tigris.org/">http://subversion.tigris.org/.</text:a><text:tab/></text:p>
      <text:p text:style-name="P9"/>
      <text:list text:style-name="Outline" text:continue-numbering="true">
        <text:list-item>
          <text:list text:continue-numbering="true">
            <text:list-item>
              <text:h text:style-name="P25" text:outline-level="2"><text:soft-page-break/>Artefatos produzidos</text:h>
            </text:list-item>
          </text:list>
        </text:list-item>
      </text:list>
      <text:p text:style-name="P9"/>
      <text:p text:style-name="P26">Conforme ressaltado anteriormente, nem todos os artefatos produzidos fazem parte deste dossiê. Todo o conjunto pode ser obtido por meio do portal <text:a xlink:type="simple" xlink:href="http://escola.berlios.de/">http://escola.berlios.de</text:a>. Abaixo seguem os documentos incluídos no presente dossiê com uma breve explanação do conteúdo, indicação do anexo correspondente e do arquivo que contém o documento em questão. Esta última informação é particularmente útil para facilitar a localização do artefato correspondente no repositório do projeto. </text:p>
      <text:p text:style-name="P6"/>
      <text:list text:style-name="L5">
        <text:list-item>
          <text:p text:style-name="P48">Projeto do Escola. Projeto de software dos principais componentes. Anexo X. Arquivo: projeto.jude</text:p>
        </text:list-item>
        <text:list-item>
          <text:p text:style-name="P48">Declaração do escopo do projeto. Definição do que é parte e do que não é parte do projeto (escopo). Anexo X. Arquivo: xxx</text:p>
        </text:list-item>
        <text:list-item>
          <text:p text:style-name="P128">Fazer o que foi ilustrado nos itens acima para aqueles abaixo</text:p>
        </text:list-item>
        <text:list-item>
          <text:p text:style-name="P48">/docs/gerencia/plano-gerencia-escopo.odt – Plano de gerência do escopo do projeto;</text:p>
        </text:list-item>
        <text:list-item>
          <text:p text:style-name="P48">/docs/gerencia/plano-gerencia-projeto.odt – Plano de gerência do projeto;</text:p>
        </text:list-item>
        <text:list-item>
          <text:p text:style-name="P48">/docs/gerencia/project-charter.odt - <text:s/><text:span text:style-name="T10">Project Charter</text:span> <text:s/>- Documento oficializa o início do projeto; </text:p>
        </text:list-item>
        <text:list-item>
          <text:p text:style-name="P48">/docs/gerencia/wbs.mm – Mapa das atividades de conclusão do projeto, etapa final de desenvolvimento;</text:p>
        </text:list-item>
        <text:list-item>
          <text:p text:style-name="P48">/docs/gerencia/wbs-dictionary.odt – Descrição textual das tarefas da último etapa do projeto;</text:p>
        </text:list-item>
        <text:list-item>
          <text:p text:style-name="P48">/docs/gerencia/modelos/escola-testes-aceitacao-modelo-1.0.odt – Documento modelo para a elaboração do documento de testes de aceitação;</text:p>
        </text:list-item>
        <text:list-item>
          <text:p text:style-name="P48">/arquitetura/arquitetura-software.odt – Documentação da aquitetura do projeto; </text:p>
        </text:list-item>
        <text:list-item>
          <text:p text:style-name="P48">/arquitetura/ExemploEscola – Projeto exemplificando a arquitetura; </text:p>
        </text:list-item>
        <text:list-item>
          <text:p text:style-name="P48">/componentes/acd – Componente “Avaliação do Corpo Docente”, consta todos os artefatos produzidos, tais como código-fonte, diagramas, arquivos de configuração, etc.;</text:p>
        </text:list-item>
        <text:list-item>
          <text:p text:style-name="P48">/componentes/admc – Componente “Admistração de Cursos”, consta todos os artefatos produzidos, tais como código-fonte, diagramas, arquivos de configuração, etc.;</text:p>
        </text:list-item>
        <text:list-item>
          <text:p text:style-name="P48">/componentes/ca – Componente “Controle de Acesso”, consta todos os artefatos produzidos, tais como código-fonte, diagramas, arquivos de configuração, etc.;</text:p>
        </text:list-item>
        <text:list-item>
          <text:p text:style-name="P48"><text:soft-page-break/>/componentes/instalacao – Arquivo de script constando todos os passos que devem ser executados para a instalação automatizada do software Escola;</text:p>
        </text:list-item>
        <text:list-item>
          <text:p text:style-name="P48">/componentes/nf – Componente “Notas e Freqüências”, consta todos os artefatos produzidos, tais como código-fonte, diagramas, arquivos de configuração, etc.;</text:p>
        </text:list-item>
        <text:list-item>
          <text:p text:style-name="P48">/componentes/pfj – Componente “Pessoas Físicas e Jurídicas”, consta todos os artefatos produzidos, tais como código-fonte, diagramas, arquivos de configuração, etc.;</text:p>
        </text:list-item>
        <text:list-item>
          <text:p text:style-name="P48">/componentes/relatorio – Constam o projeto de todos os relatórios constantes dos requisitos do projeto;</text:p>
        </text:list-item>
        <text:list-item>
          <text:p text:style-name="P48">/componentes/servicos - Componente “Servicos”, consta todos os artefatos produzidos, tais como código-fonte, diagramas, arquivos de configuração, etc.;</text:p>
        </text:list-item>
        <text:list-item>
          <text:p text:style-name="P48">/interacao/aluno – Projeto de interação do usuário aluno;</text:p>
        </text:list-item>
        <text:list-item>
          <text:p text:style-name="P48">/interacao/docente – projeto de interação do usuário docente;</text:p>
        </text:list-item>
        <text:list-item>
          <text:p text:style-name="P48">/interacao/secretario – projeto de interação do usuário secretário;</text:p>
        </text:list-item>
        <text:list-item>
          <text:p text:style-name="P48">/luntbuild – Script para geração de builds diários do repositóro;</text:p>
        </text:list-item>
        <text:list-item>
          <text:p text:style-name="P48">/outros/reqs/ers.jude – Diagramas de classes e de casos de uso envolvidos no documento de especificação dos requisitos do software; </text:p>
        </text:list-item>
        <text:list-item>
          <text:p text:style-name="P48">/outros/reqs/ers.odt – Especificação dos requisitos do software;</text:p>
        </text:list-item>
        <text:list-item>
          <text:p text:style-name="P48">/outros/reqs/escola.jude – Diagrama de classe e de casos de uso de todo o projeto;</text:p>
        </text:list-item>
        <text:list-item>
          <text:p text:style-name="P48">/outros/reqs/glossario.html – Glossário de termos que não constam do modelo de domínio;</text:p>
        </text:list-item>
        <text:list-item>
          <text:p text:style-name="P48">/outros/reqs/modelo-dominio.pins – Arquivo do modelo de domínio do protegé;</text:p>
        </text:list-item>
        <text:list-item>
          <text:p text:style-name="P48">/outros/reqs/modelo-dominio.pont – Arquivo do modelo de domínio do protegé;</text:p>
        </text:list-item>
        <text:list-item>
          <text:p text:style-name="P48">/outros/reqs/modelo-dominio.pprj – Arquivo do modelo de domínio do protegé;</text:p>
        </text:list-item>
        <text:list-item>
          <text:p text:style-name="P48">/outros/reqs/plano-requisitos.odt – plano de requisitos do projeto;</text:p>
        </text:list-item>
        <text:list-item>
          <text:p text:style-name="P48">/outros/reqs/rastreabilidade.ods – Matriz de rastreabilidade entre os requisitos funcionais, os requisitos não funcionais e as regras de negócio;</text:p>
        </text:list-item>
        <text:list-item>
          <text:p text:style-name="P48">/outros/regras-negocio.odt – Documento de regras de negócios do projeto;</text:p>
        </text:list-item>
        <text:list-item>
          <text:p text:style-name="P48">/outros/uc-administracao_de_disciplina.odt – Especificação de casos de usos referentes ao tema de administração de disciplina;</text:p>
        </text:list-item>
        <text:list-item>
          <text:p text:style-name="P48">/outros/uc-administracao_projeto_pesquisa.odt – Especificação de casos de usos referentes ao tema de administração de projeto de pesquisa;</text:p>
        </text:list-item>
        <text:list-item>
          <text:p text:style-name="P48">/outros/uc-avaliacao_do_corpo_docente.odt – Especificação de casos de uso <text:soft-page-break/>referentes ao tema avaliação do corpo docente;</text:p>
        </text:list-item>
        <text:list-item>
          <text:p text:style-name="P48">/outros/uc-cadastro_cargo_pessoafisica_pessoajuridica.odt – Especificação de casos de uso referentes ao tema cadastro de cargo de pessoa física ou jurídica;</text:p>
        </text:list-item>
        <text:list-item>
          <text:p text:style-name="P48">/outros/uc-calendario.odt – Especificação de casos de uso referentes ao tema calendário;</text:p>
        </text:list-item>
        <text:list-item>
          <text:p text:style-name="P48">/outros/uc-defesa.odt – Especificação de casos de uso referentes ao tema defesa;</text:p>
        </text:list-item>
        <text:list-item>
          <text:p text:style-name="P48">/outros/uc-discente.odt – Especificação de casos de uso referentes ao tema discente;</text:p>
        </text:list-item>
        <text:list-item>
          <text:p text:style-name="P48">/outros/uc-documentos.odt – Especificação de casos de uso referentes ao tema documentos;</text:p>
        </text:list-item>
        <text:list-item>
          <text:p text:style-name="P48">/outros/uc-informes.odt – Especificação de casos de uso referentes ao tema informes;</text:p>
        </text:list-item>
        <text:list-item>
          <text:p text:style-name="P48">/outros/uc-manipulacao_de_arquivos.odt – Especificação de casos de uso referentes ao tema manipulação de arquivos;</text:p>
        </text:list-item>
        <text:list-item>
          <text:p text:style-name="P48">/outros/uc-manutencao_de_programa_de_pos_graduacao.odt – Especificação de requisitos referentes ao tema manutenção de programa de pós-graduação;</text:p>
        </text:list-item>
        <text:list-item>
          <text:p text:style-name="P48">/outros/uc-orientacao.odt – Especificação de casos de uso referentes ao tema orientação;</text:p>
        </text:list-item>
        <text:list-item>
          <text:p text:style-name="P48">/outros/uc-processo_de_selecao.odt – Especificação de casos de uso referentes ao tema processo de seleção;</text:p>
        </text:list-item>
        <text:list-item>
          <text:p text:style-name="P48">/outros/uc-registro_de_trabalho.odt – Especificação de casos de uso referentes ao tema registro de trabalho;</text:p>
        </text:list-item>
        <text:list-item>
          <text:p text:style-name="P48">/outros/uc-taxas.odt – Especificação de casos de uso referentes ao tema taxas;</text:p>
        </text:list-item>
        <text:list-item>
          <text:p text:style-name="P48">/outros/validacao-requisitos.odt – Documento de check-list para a validação dos requisitos junto aos usuários;</text:p>
        </text:list-item>
        <text:list-item>
          <text:p text:style-name="P48">/outros/visao.odt – Documento visão do projeto;</text:p>
        </text:list-item>
        <text:list-item>
          <text:p text:style-name="P48">/outros/reqs/jude/uc-administracao_de_disciplina.jude – Diagramas de classes e de casos de uso referentes ao tema administração de disciplina;</text:p>
        </text:list-item>
        <text:list-item>
          <text:p text:style-name="P48">/outros/reqs/jude/uc-administracao_projeto_pesquisa.jude – Diagramas de classes e de casos de uso referentes ao tema administração de projeto de pesquisa;</text:p>
        </text:list-item>
        <text:list-item>
          <text:p text:style-name="P48">/outros/reqs/jude/uc-avaliacao_do_corpo_docente.jude – Diagramas de classes e de casos de uso referentes ao tema avaliação do corpo docente;</text:p>
        </text:list-item>
        <text:list-item>
          <text:p text:style-name="P48">/outros/reqs/jude/uc-cadastro_cargo_pessoafisica_pessoajuridica.jude – Diagramas de classes e de casos de uso referentes ao tema cadastro de <text:soft-page-break/>cargo de pessoa física ou jurídica;</text:p>
        </text:list-item>
        <text:list-item>
          <text:p text:style-name="P48">/outros/reqs/jude/uc-calendario.jude – Diagramas de classes e de casos de uso referentes ao tema calendário;</text:p>
        </text:list-item>
        <text:list-item>
          <text:p text:style-name="P48">/outros/reqs/jude/uc-defesa.jude – Diagramas de classes e de casos de uso referentes ao tema defesa;</text:p>
        </text:list-item>
        <text:list-item>
          <text:p text:style-name="P48">/outros/reqs/jude/uc-discente.jude – Diagramas de classes e de casos de uso referentes ao tema discente;</text:p>
        </text:list-item>
        <text:list-item>
          <text:p text:style-name="P48">/outros/reqs/jude/uc-documentos.jude – Diagramas de classes e de casos de uso referentes ao tema documentos; <text:s/></text:p>
        </text:list-item>
        <text:list-item>
          <text:p text:style-name="P48">/outros/reqs/jude/uc-informes.jude – Diagramas de classes e de casos de uso referentes ao tema informes;</text:p>
        </text:list-item>
        <text:list-item>
          <text:p text:style-name="P48">/outros/reqs/jude/uc-manipulacao_de_arquivos.jude – Diagramas de classes e de casos de uso referentes ao tema manipulação de arquivos;</text:p>
        </text:list-item>
        <text:list-item>
          <text:p text:style-name="P48">/outros/reqs/jude/uc-manutencao_de_programa_de_pos_graduacao.jude – Diagramas de classes e de casos de uso referentes ao tema manutenção de programas de pós-graduação;</text:p>
        </text:list-item>
        <text:list-item>
          <text:p text:style-name="P48">/outros/reqs/jude/uc-orientacao.jude – Diagramas de classes e de casos de uso referentes ao tema orientação;</text:p>
        </text:list-item>
        <text:list-item>
          <text:p text:style-name="P48">/outros/reqs/jude/uc-processo_de_selecao.jude – Diagramas de classes e de casos de uso referentes ao tema processo de seleção;</text:p>
        </text:list-item>
        <text:list-item>
          <text:p text:style-name="P48">/outros/reqs/jude/uc-registro_do_trabalho.jude – Diagramas de classes e de casos de uso referentes ao tema registro de trabalho;</text:p>
        </text:list-item>
        <text:list-item>
          <text:p text:style-name="P48">/outros/reqs/jude/uc-taxas.jude – Diagramas de classes e de casos de uso referentes ao tema taxas;</text:p>
        </text:list-item>
        <text:list-item>
          <text:p text:style-name="P48">/outros/reqs/modelos/template-capa.odt – modelo para capa de artefatos que serão impressos;</text:p>
        </text:list-item>
        <text:list-item>
          <text:p text:style-name="P48">/outros/reqs/modelos/template-glossario.html - <text:s/>modelo para o glossário;</text:p>
        </text:list-item>
        <text:list-item>
          <text:p text:style-name="P48">/outros/reqs/modelos/template-teste.odt – modelo de testes;</text:p>
        </text:list-item>
        <text:list-item>
          <text:p text:style-name="P48">/outros/reqs/modelos/template-uc.odt – modelo de especificação de casos de uso;</text:p>
        </text:list-item>
        <text:list-item>
          <text:p text:style-name="P48">/outros/requerimentos/req-1-0-web.war – arquivo de deployment do projeto para o conteiner web;</text:p>
        </text:list-item>
        <text:list-item>
          <text:p text:style-name="P48">/outros/requerimentos/req-config-1-0.jar – arquivo compactado (.jar) dos requisitos de configuração do projeto;</text:p>
        </text:list-item>
        <text:list-item>
          <text:p text:style-name="P48">/outros/requerimentos/req-dependencia-1-0.jar – arquivo compactado (.jar) dos requisitos de dependência do projeto; </text:p>
        </text:list-item>
        <text:list-item>
          <text:p text:style-name="P48">/outros/requerimentos/req-instalacao-1-0.doc – Arquivo descrevendo os requisitos para a instalação do software;</text:p>
        </text:list-item>
        <text:list-item>
          <text:p text:style-name="P48">/outros/requerimentos/req-javadoc-1-0.jar – arquivo compactado (.jar) da <text:soft-page-break/>documentação (javadoc) do código-fonte do projeto;</text:p>
        </text:list-item>
        <text:list-item>
          <text:p text:style-name="P48">/outros/requerimentos/req-negocio-1-0.jar – Arquivo compactado (.jar) dos requisitos de negócio do projeto;</text:p>
        </text:list-item>
        <text:list-item>
          <text:p text:style-name="P48">/outros/requerimentos/req-persistencia-1-0.jar - compactado (.jar) dos requisitos de persistência do projeto;</text:p>
        </text:list-item>
        <text:list-item>
          <text:p text:style-name="P48">/outros/requerimentos/req-source.jar – Arquivo compactado (.jar) dos códigos-fontes do projeto;</text:p>
        </text:list-item>
        <text:list-item>
          <text:p text:style-name="P48">/testes/docs/casos-teste-aceitacao.odt – Arquivo de casos de testes de aceitação do projeto.</text:p>
        </text:list-item>
      </text:list>
      <text:list text:style-name="Outline" text:continue-numbering="true">
        <text:list-header>
          <text:h text:style-name="P23" text:outline-level="1" text:is-list-header="true"/>
        </text:list-header>
      </text:list>
      <text:p text:style-name="P21"/>
      <text:list text:style-name="Outline" text:continue-numbering="true">
        <text:list-item>
          <text:h text:style-name="P23" text:outline-level="1">Conclusão</text:h>
        </text:list-item>
      </text:list>
      <text:p text:style-name="P7"/>
      <text:p text:style-name="P7">O Projeto Escola criou inúmeras oportunidades de aprendizado para os seus colaboradores. Além deste benefício, alguns resultados sólidos foram produzidos e merecem destaque. Em particular, de forma geral, os artefatos resultantes oferecem um passo significativo em direção a uma completa implementação do sistema de informação Escola. Neste sentido, mesmo que alternativas exploradas sejam abandonadas em trabalhos futuros, não se pode menosprezar o benefício da orientação que proporcionaram. </text:p>
      <text:p text:style-name="P7"/>
      <text:p text:style-name="P7">Da perspectiva de desenvolvimento, em particular, convém ressaltar o extenso conjunto de ferramentas empregadas. Novamente, serve como orientação para empreendimentos futuros. Isto só seria possível com as experiências vivenciadas no presente e registradas por meio dos artefatos produzidos, alguns dos quais comentados no presente texto. Além das versões finais, o interessado poderá encontrar no portal do projeto o histórico do desenvolvimento, conforme registros oferecidos pelo Subversion (ferramenta empregada para controle de versão). Tais “dados” oferecem insumos significativos para eventuais investigações futuras em busca de informações relevantes. </text:p>
      <text:p text:style-name="P7"/>
      <text:p text:style-name="P7">Nem tudo, contudo, pode ser realizado conforme esperado e/ou planejamento. A seção seguinte fornece orientações neste sentido. </text:p>
      <text:list text:style-name="L6">
        <text:list-header>
          <text:p text:style-name="P42"/>
        </text:list-header>
      </text:list>
      <text:list text:style-name="Outline" text:continue-numbering="true">
        <text:list-item>
          <text:list text:continue-numbering="true">
            <text:list-header>
              <text:h text:style-name="P25" text:outline-level="2" text:is-list-header="true">Trabalhos futuros</text:h>
            </text:list-header>
          </text:list>
        </text:list-item>
      </text:list>
      <text:p text:style-name="P9">Integração dos componentes produzidos. A versão corrente não os integrou. Embora cada um deles tenha seguido a arquitetura proposta (Anexo X). <text:span text:style-name="T9">Acrescentar outr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Arial2" svg:font-family="Arial" style:font-family-generic="swiss"/>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horndale AMT" fo:font-size="12pt" fo:language="pt" fo:country="BR" style:font-name-asian="Albany AMT1" style:font-size-asian="12pt" style:language-asian="en" style:country-asian="US" style:font-name-complex="Albany AMT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212cm" fo:margin-bottom="0.106cm" fo:text-indent="0cm"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list-style-name="Outline"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list-style-name="Outline"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list-style-name="Outline"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list-style-name="Outline"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list-style-name="Outline"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1"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1" fo:font-size="18pt" fo:language="en" fo:country="AU" fo:font-style="italic" style:font-size-asian="18pt" style:font-style-asian="italic"/>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 style:display-name="Recuo normal" style:family="paragraph" style:parent-style-name="Standard">
      <style:paragraph-properties fo:margin-left="1.588cm" fo:margin-right="0cm" fo:text-indent="-1.588cm" style:auto-text-indent="false"/>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fo:line-height="100%"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Estrutura_20_do_20_documento" style:display-name="Estrutura do documento"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1" fo:font-size="16pt" fo:font-weight="bold" style:letter-kerning="true" style:font-size-asian="16pt" style:font-weight-asian="bold"/>
    </style:style>
    <style:style style:name="Corpo_20_de_20_texto_20_2" style:display-name="Corpo de texto 2"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 style:display-name="Recuo de corpo de texto 3" style:family="paragraph" style:parent-style-name="Standard">
      <style:paragraph-properties fo:margin-left="1.251cm" fo:margin-right="0cm" fo:text-indent="0cm" style:auto-text-indent="false"/>
      <style:text-properties fo:language="pt" fo:country="BR"/>
    </style:style>
    <style:style style:name="Recuo_20_de_20_corpo_20_de_20_texto_20_2" style:display-name="Recuo de corpo de texto 2"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Fonte_20_parág._20_padrão">
      <style:text-properties style:text-position="super 58%" fo:font-size="10pt" style:font-size-asian="10pt"/>
    </style:style>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WW8Num1z1" style:family="text">
      <style:text-properties fo:color="#000000"/>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27cm" text:min-label-width="0.635cm"/>
        <style:text-properties style:font-name="Symbol"/>
      </text:list-level-style-bullet>
      <text:list-level-style-bullet text:level="2" text:style-name="WW8Num3z1" style:num-suffix="." text:bullet-char="o">
        <style:list-level-properties text:space-before="2.54cm" text:min-label-width="0.635cm"/>
        <style:text-properties fo:font-family="'Courier New'" style:font-family-generic="modern" style:font-pitch="fixed"/>
      </text:list-level-style-bullet>
      <text:list-level-style-bullet text:level="3" text:style-name="WW8Num3z2" style:num-suffix="." text:bullet-char="">
        <style:list-level-properties text:space-before="3.81cm" text:min-label-width="0.635cm"/>
        <style:text-properties style:font-name="Wingdings"/>
      </text:list-level-style-bullet>
      <text:list-level-style-bullet text:level="4" text:style-name="WW8Num3z0" style:num-suffix="." text:bullet-char="">
        <style:list-level-properties text:space-before="5.08cm" text:min-label-width="0.635cm"/>
        <style:text-properties style:font-name="Symbol"/>
      </text:list-level-style-bullet>
      <text:list-level-style-bullet text:level="5" text:style-name="WW8Num3z1" style:num-suffix="." text:bullet-char="o">
        <style:list-level-properties text:space-before="6.35cm" text:min-label-width="0.635cm"/>
        <style:text-properties fo:font-family="'Courier New'" style:font-family-generic="modern" style:font-pitch="fixed"/>
      </text:list-level-style-bullet>
      <text:list-level-style-bullet text:level="6" text:style-name="WW8Num3z2" style:num-suffix="." text:bullet-char="">
        <style:list-level-properties text:space-before="7.62cm" text:min-label-width="0.635cm"/>
        <style:text-properties style:font-name="Wingdings"/>
      </text:list-level-style-bullet>
      <text:list-level-style-bullet text:level="7" text:style-name="WW8Num3z0" style:num-suffix="." text:bullet-char="">
        <style:list-level-properties text:space-before="8.89cm" text:min-label-width="0.635cm"/>
        <style:text-properties style:font-name="Symbol"/>
      </text:list-level-style-bullet>
      <text:list-level-style-bullet text:level="8" text:style-name="WW8Num3z1" style:num-suffix="." text:bullet-char="o">
        <style:list-level-properties text:space-before="10.16cm" text:min-label-width="0.635cm"/>
        <style:text-properties fo:font-family="'Courier New'" style:font-family-generic="modern" style:font-pitch="fixed"/>
      </text:list-level-style-bullet>
      <text:list-level-style-bullet text:level="9" text:style-name="WW8Num3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bullet text:level="2" text:style-name="WW8Num4z1" style:num-suffix="." text:bullet-char="o">
        <style:list-level-properties text:space-before="2.54cm" text:min-label-width="0.635cm"/>
        <style:text-properties fo:font-family="'Courier New'" style:font-family-generic="modern" style:font-pitch="fixed"/>
      </text:list-level-style-bullet>
      <text:list-level-style-bullet text:level="3" text:style-name="WW8Num4z2" style:num-suffix="." text:bullet-char="">
        <style:list-level-properties text:space-before="3.81cm" text:min-label-width="0.635cm"/>
        <style:text-properties style:font-name="Wingdings"/>
      </text:list-level-style-bullet>
      <text:list-level-style-bullet text:level="4" text:style-name="WW8Num4z0"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fo:font-family="'Courier New'" style:font-family-generic="modern" style:font-pitch="fixed"/>
      </text:list-level-style-bullet>
      <text:list-level-style-bullet text:level="6" text:style-name="WW8Num4z2" style:num-suffix="." text:bullet-char="">
        <style:list-level-properties text:space-before="7.62cm" text:min-label-width="0.635cm"/>
        <style:text-properties style:font-name="Wingdings"/>
      </text:list-level-style-bullet>
      <text:list-level-style-bullet text:level="7" text:style-name="WW8Num4z0"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fo:font-family="'Courier New'" style:font-family-generic="modern" style:font-pitch="fixed"/>
      </text:list-level-style-bullet>
      <text:list-level-style-bullet text:level="9" text:style-name="WW8Num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bullet text:level="2" text:style-name="WW8Num5z1" style:num-suffix="." text:bullet-char="o">
        <style:list-level-properties text:space-before="1.27cm" text:min-label-width="0.635cm"/>
        <style:text-properties fo:font-family="'Courier New'" style:font-family-generic="modern" style:font-pitch="fixed"/>
      </text:list-level-style-bullet>
      <text:list-level-style-bullet text:level="3" text:style-name="WW8Num5z2" style:num-suffix="." text:bullet-char="">
        <style:list-level-properties text:space-before="2.54cm" text:min-label-width="0.635cm"/>
        <style:text-properties style:font-name="Wingdings"/>
      </text:list-level-style-bullet>
      <text:list-level-style-bullet text:level="4" text:style-name="WW8Num5z0" style:num-suffix="." text:bullet-char="">
        <style:list-level-properties text:space-before="3.81cm" text:min-label-width="0.635cm"/>
        <style:text-properties style:font-name="Symbol"/>
      </text:list-level-style-bullet>
      <text:list-level-style-bullet text:level="5" text:style-name="WW8Num5z1" style:num-suffix="." text:bullet-char="o">
        <style:list-level-properties text:space-before="5.08cm" text:min-label-width="0.635cm"/>
        <style:text-properties fo:font-family="'Courier New'" style:font-family-generic="modern" style:font-pitch="fixed"/>
      </text:list-level-style-bullet>
      <text:list-level-style-bullet text:level="6" text:style-name="WW8Num5z2" style:num-suffix="." text:bullet-char="">
        <style:list-level-properties text:space-before="6.35cm" text:min-label-width="0.635cm"/>
        <style:text-properties style:font-name="Wingdings"/>
      </text:list-level-style-bullet>
      <text:list-level-style-bullet text:level="7" text:style-name="WW8Num5z0" style:num-suffix="." text:bullet-char="">
        <style:list-level-properties text:space-before="7.62cm" text:min-label-width="0.635cm"/>
        <style:text-properties style:font-name="Symbol"/>
      </text:list-level-style-bullet>
      <text:list-level-style-bullet text:level="8" text:style-name="WW8Num5z1" style:num-suffix="." text:bullet-char="o">
        <style:list-level-properties text:space-before="8.89cm" text:min-label-width="0.635cm"/>
        <style:text-properties fo:font-family="'Courier New'" style:font-family-generic="modern" style:font-pitch="fixed"/>
      </text:list-level-style-bullet>
      <text:list-level-style-bullet text:level="9" text:style-name="WW8Num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bullet text:level="2" text:style-name="WW8Num6z1" style:num-suffix="." text:bullet-char="o">
        <style:list-level-properties text:space-before="2.54cm" text:min-label-width="0.635cm"/>
        <style:text-properties fo:font-family="'Courier New'" style:font-family-generic="modern" style:font-pitch="fixed"/>
      </text:list-level-style-bullet>
      <text:list-level-style-bullet text:level="3" text:style-name="WW8Num6z2" style:num-suffix="." text:bullet-char="">
        <style:list-level-properties text:space-before="3.81cm" text:min-label-width="0.635cm"/>
        <style:text-properties style:font-name="Wingdings"/>
      </text:list-level-style-bullet>
      <text:list-level-style-bullet text:level="4" text:style-name="WW8Num6z0" style:num-suffix="." text:bullet-char="">
        <style:list-level-properties text:space-before="5.08cm" text:min-label-width="0.635cm"/>
        <style:text-properties style:font-name="Symbol"/>
      </text:list-level-style-bullet>
      <text:list-level-style-bullet text:level="5" text:style-name="WW8Num6z1" style:num-suffix="." text:bullet-char="o">
        <style:list-level-properties text:space-before="6.35cm" text:min-label-width="0.635cm"/>
        <style:text-properties fo:font-family="'Courier New'" style:font-family-generic="modern" style:font-pitch="fixed"/>
      </text:list-level-style-bullet>
      <text:list-level-style-bullet text:level="6" text:style-name="WW8Num6z2" style:num-suffix="." text:bullet-char="">
        <style:list-level-properties text:space-before="7.62cm" text:min-label-width="0.635cm"/>
        <style:text-properties style:font-name="Wingdings"/>
      </text:list-level-style-bullet>
      <text:list-level-style-bullet text:level="7" text:style-name="WW8Num6z0" style:num-suffix="." text:bullet-char="">
        <style:list-level-properties text:space-before="8.89cm" text:min-label-width="0.635cm"/>
        <style:text-properties style:font-name="Symbol"/>
      </text:list-level-style-bullet>
      <text:list-level-style-bullet text:level="8" text:style-name="WW8Num6z1" style:num-suffix="." text:bullet-char="o">
        <style:list-level-properties text:space-before="10.16cm" text:min-label-width="0.635cm"/>
        <style:text-properties fo:font-family="'Courier New'" style:font-family-generic="modern" style:font-pitch="fixed"/>
      </text:list-level-style-bullet>
      <text:list-level-style-bullet text:level="9" text:style-name="WW8Num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bullet text:level="2" text:style-name="WW8Num7z1" style:num-suffix="." text:bullet-char="o">
        <style:list-level-properties text:space-before="2.54cm" text:min-label-width="0.635cm"/>
        <style:text-properties fo:font-family="'Courier New'" style:font-family-generic="modern" style:font-pitch="fixed"/>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0"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fo:font-family="'Courier New'" style:font-family-generic="modern" style:font-pitch="fixed"/>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0"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fo:font-family="'Courier New'" style:font-family-generic="modern" style:font-pitch="fixed"/>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02cm" text:min-label-width="1.249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bullet text:level="2" text:style-name="WW8Num10z1" style:num-suffix="." text:bullet-char="o">
        <style:list-level-properties text:space-before="2.54cm" text:min-label-width="0.635cm"/>
        <style:text-properties fo:font-family="'Courier New'" style:font-family-generic="modern" style:font-pitch="fixed"/>
      </text:list-level-style-bullet>
      <text:list-level-style-bullet text:level="3" text:style-name="WW8Num10z2" style:num-suffix="." text:bullet-char="">
        <style:list-level-properties text:space-before="3.81cm" text:min-label-width="0.635cm"/>
        <style:text-properties style:font-name="Wingdings"/>
      </text:list-level-style-bullet>
      <text:list-level-style-bullet text:level="4" text:style-name="WW8Num10z0"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fo:font-family="'Courier New'" style:font-family-generic="modern" style:font-pitch="fixed"/>
      </text:list-level-style-bullet>
      <text:list-level-style-bullet text:level="6" text:style-name="WW8Num10z2" style:num-suffix="." text:bullet-char="">
        <style:list-level-properties text:space-before="7.62cm" text:min-label-width="0.635cm"/>
        <style:text-properties style:font-name="Wingdings"/>
      </text:list-level-style-bullet>
      <text:list-level-style-bullet text:level="7" text:style-name="WW8Num10z0"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fo:font-family="'Courier New'" style:font-family-generic="modern" style:font-pitch="fixed"/>
      </text:list-level-style-bullet>
      <text:list-level-style-bullet text:level="9" text:style-name="WW8Num1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fo:font-family="'Courier New'" style:font-family-generic="modern" style:font-pitch="fixed"/>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fo:font-family="'Courier New'" style:font-family-generic="modern" style:font-pitch="fixed"/>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fo:font-family="'Courier New'" style:font-family-generic="modern" style:font-pitch="fixed"/>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Symbol"/>
      </text:list-level-style-bullet>
      <text:list-level-style-bullet text:level="2" text:style-name="WW8Num12z1" style:num-suffix="." text:bullet-char="o">
        <style:list-level-properties text:space-before="2.54cm" text:min-label-width="0.635cm"/>
        <style:text-properties fo:font-family="'Courier New'" style:font-family-generic="modern" style:font-pitch="fixed"/>
      </text:list-level-style-bullet>
      <text:list-level-style-bullet text:level="3" text:style-name="WW8Num12z2" style:num-suffix="." text:bullet-char="">
        <style:list-level-properties text:space-before="3.81cm" text:min-label-width="0.635cm"/>
        <style:text-properties style:font-name="Wingdings"/>
      </text:list-level-style-bullet>
      <text:list-level-style-bullet text:level="4" text:style-name="WW8Num12z0" style:num-suffix="." text:bullet-char="">
        <style:list-level-properties text:space-before="5.08cm" text:min-label-width="0.635cm"/>
        <style:text-properties style:font-name="Symbol"/>
      </text:list-level-style-bullet>
      <text:list-level-style-bullet text:level="5" text:style-name="WW8Num12z1" style:num-suffix="." text:bullet-char="o">
        <style:list-level-properties text:space-before="6.35cm" text:min-label-width="0.635cm"/>
        <style:text-properties fo:font-family="'Courier New'" style:font-family-generic="modern" style:font-pitch="fixed"/>
      </text:list-level-style-bullet>
      <text:list-level-style-bullet text:level="6" text:style-name="WW8Num12z2" style:num-suffix="." text:bullet-char="">
        <style:list-level-properties text:space-before="7.62cm" text:min-label-width="0.635cm"/>
        <style:text-properties style:font-name="Wingdings"/>
      </text:list-level-style-bullet>
      <text:list-level-style-bullet text:level="7" text:style-name="WW8Num12z0" style:num-suffix="." text:bullet-char="">
        <style:list-level-properties text:space-before="8.89cm" text:min-label-width="0.635cm"/>
        <style:text-properties style:font-name="Symbol"/>
      </text:list-level-style-bullet>
      <text:list-level-style-bullet text:level="8" text:style-name="WW8Num12z1" style:num-suffix="." text:bullet-char="o">
        <style:list-level-properties text:space-before="10.16cm" text:min-label-width="0.635cm"/>
        <style:text-properties fo:font-family="'Courier New'" style:font-family-generic="modern" style:font-pitch="fixed"/>
      </text:list-level-style-bullet>
      <text:list-level-style-bullet text:level="9" text:style-name="WW8Num1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fo:font-family="'Courier New'" style:font-family-generic="modern" style:font-pitch="fixed"/>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fo:font-family="'Courier New'" style:font-family-generic="modern" style:font-pitch="fixed"/>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fo:font-family="'Courier New'" style:font-family-generic="modern" style:font-pitch="fixed"/>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fo:font-family="'Courier New'" style:font-family-generic="modern" style:font-pitch="fixed"/>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fo:font-family="'Courier New'" style:font-family-generic="modern" style:font-pitch="fixed"/>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fo:font-family="'Courier New'" style:font-family-generic="modern" style:font-pitch="fixed"/>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fo:font-family="'Courier New'" style:font-family-generic="modern" style:font-pitch="fixed"/>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fo:font-family="'Courier New'" style:font-family-generic="modern" style:font-pitch="fixed"/>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fo:font-family="'Courier New'" style:font-family-generic="modern" style:font-pitch="fixed"/>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Symbol"/>
      </text:list-level-style-bullet>
      <text:list-level-style-bullet text:level="2" text:style-name="WW8Num16z1" style:num-suffix="." text:bullet-char="o">
        <style:list-level-properties text:space-before="3.175cm" text:min-label-width="0.635cm"/>
        <style:text-properties fo:font-family="'Courier New'" style:font-family-generic="modern" style:font-pitch="fixed"/>
      </text:list-level-style-bullet>
      <text:list-level-style-bullet text:level="3" text:style-name="WW8Num16z2" style:num-suffix="." text:bullet-char="">
        <style:list-level-properties text:space-before="4.445cm" text:min-label-width="0.635cm"/>
        <style:text-properties style:font-name="Wingdings"/>
      </text:list-level-style-bullet>
      <text:list-level-style-bullet text:level="4" text:style-name="WW8Num16z0"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fo:font-family="'Courier New'" style:font-family-generic="modern" style:font-pitch="fixed"/>
      </text:list-level-style-bullet>
      <text:list-level-style-bullet text:level="6" text:style-name="WW8Num16z2" style:num-suffix="." text:bullet-char="">
        <style:list-level-properties text:space-before="8.255cm" text:min-label-width="0.635cm"/>
        <style:text-properties style:font-name="Wingdings"/>
      </text:list-level-style-bullet>
      <text:list-level-style-bullet text:level="7" text:style-name="WW8Num16z0"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fo:font-family="'Courier New'" style:font-family-generic="modern" style:font-pitch="fixed"/>
      </text:list-level-style-bullet>
      <text:list-level-style-bullet text:level="9" text:style-name="WW8Num1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space-before="1.27cm" text:min-label-width="0.635cm"/>
        <style:text-properties fo:font-family="'Courier New'" style:font-family-generic="modern" style:font-pitch="fixed"/>
      </text:list-level-style-bullet>
      <text:list-level-style-bullet text:level="3" text:style-name="WW8Num17z2" style:num-suffix="." text:bullet-char="">
        <style:list-level-properties text:space-before="2.54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fo:font-family="'Courier New'" style:font-family-generic="modern" style:font-pitch="fixed"/>
      </text:list-level-style-bullet>
      <text:list-level-style-bullet text:level="6" text:style-name="WW8Num17z2" style:num-suffix="." text:bullet-char="">
        <style:list-level-properties text:space-before="6.35cm" text:min-label-width="0.635cm"/>
        <style:text-properties style:font-name="Wingdings"/>
      </text:list-level-style-bullet>
      <text:list-level-style-bullet text:level="7" text:style-name="WW8Num17z0"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fo:font-family="'Courier New'" style:font-family-generic="modern" style:font-pitch="fixed"/>
      </text:list-level-style-bullet>
      <text:list-level-style-bullet text:level="9" text:style-name="WW8Num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bullet text:level="2" text:style-name="WW8Num18z1" style:num-suffix="." text:bullet-char="o">
        <style:list-level-properties text:space-before="1.27cm" text:min-label-width="0.635cm"/>
        <style:text-properties fo:font-family="'Courier New'" style:font-family-generic="modern" style:font-pitch="fixed"/>
      </text:list-level-style-bullet>
      <text:list-level-style-bullet text:level="3" text:style-name="WW8Num18z2" style:num-suffix="." text:bullet-char="">
        <style:list-level-properties text:space-before="2.54cm" text:min-label-width="0.635cm"/>
        <style:text-properties style:font-name="Wingdings"/>
      </text:list-level-style-bullet>
      <text:list-level-style-bullet text:level="4" text:style-name="WW8Num18z0" style:num-suffix="." text:bullet-char="">
        <style:list-level-properties text:space-before="3.81cm" text:min-label-width="0.635cm"/>
        <style:text-properties style:font-name="Symbol"/>
      </text:list-level-style-bullet>
      <text:list-level-style-bullet text:level="5" text:style-name="WW8Num18z1" style:num-suffix="." text:bullet-char="o">
        <style:list-level-properties text:space-before="5.08cm" text:min-label-width="0.635cm"/>
        <style:text-properties fo:font-family="'Courier New'" style:font-family-generic="modern" style:font-pitch="fixed"/>
      </text:list-level-style-bullet>
      <text:list-level-style-bullet text:level="6" text:style-name="WW8Num18z2" style:num-suffix="." text:bullet-char="">
        <style:list-level-properties text:space-before="6.35cm" text:min-label-width="0.635cm"/>
        <style:text-properties style:font-name="Wingdings"/>
      </text:list-level-style-bullet>
      <text:list-level-style-bullet text:level="7" text:style-name="WW8Num18z0" style:num-suffix="." text:bullet-char="">
        <style:list-level-properties text:space-before="7.62cm" text:min-label-width="0.635cm"/>
        <style:text-properties style:font-name="Symbol"/>
      </text:list-level-style-bullet>
      <text:list-level-style-bullet text:level="8" text:style-name="WW8Num18z1" style:num-suffix="." text:bullet-char="o">
        <style:list-level-properties text:space-before="8.89cm" text:min-label-width="0.635cm"/>
        <style:text-properties fo:font-family="'Courier New'" style:font-family-generic="modern" style:font-pitch="fixed"/>
      </text:list-level-style-bullet>
      <text:list-level-style-bullet text:level="9" text:style-name="WW8Num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27cm" text:min-label-width="0.635cm"/>
        <style:text-properties style:font-name="Symbol"/>
      </text:list-level-style-bullet>
      <text:list-level-style-bullet text:level="2" text:style-name="WW8Num19z1" style:num-suffix="." text:bullet-char="o">
        <style:list-level-properties text:space-before="2.54cm" text:min-label-width="0.635cm"/>
        <style:text-properties fo:font-family="'Courier New'" style:font-family-generic="modern" style:font-pitch="fixed"/>
      </text:list-level-style-bullet>
      <text:list-level-style-bullet text:level="3" text:style-name="WW8Num19z2" style:num-suffix="." text:bullet-char="">
        <style:list-level-properties text:space-before="3.81cm" text:min-label-width="0.635cm"/>
        <style:text-properties style:font-name="Wingdings"/>
      </text:list-level-style-bullet>
      <text:list-level-style-bullet text:level="4" text:style-name="WW8Num19z0" style:num-suffix="." text:bullet-char="">
        <style:list-level-properties text:space-before="5.08cm" text:min-label-width="0.635cm"/>
        <style:text-properties style:font-name="Symbol"/>
      </text:list-level-style-bullet>
      <text:list-level-style-bullet text:level="5" text:style-name="WW8Num19z1" style:num-suffix="." text:bullet-char="o">
        <style:list-level-properties text:space-before="6.35cm" text:min-label-width="0.635cm"/>
        <style:text-properties fo:font-family="'Courier New'" style:font-family-generic="modern" style:font-pitch="fixed"/>
      </text:list-level-style-bullet>
      <text:list-level-style-bullet text:level="6" text:style-name="WW8Num19z2" style:num-suffix="." text:bullet-char="">
        <style:list-level-properties text:space-before="7.62cm" text:min-label-width="0.635cm"/>
        <style:text-properties style:font-name="Wingdings"/>
      </text:list-level-style-bullet>
      <text:list-level-style-bullet text:level="7" text:style-name="WW8Num19z0" style:num-suffix="." text:bullet-char="">
        <style:list-level-properties text:space-before="8.89cm" text:min-label-width="0.635cm"/>
        <style:text-properties style:font-name="Symbol"/>
      </text:list-level-style-bullet>
      <text:list-level-style-bullet text:level="8" text:style-name="WW8Num19z1" style:num-suffix="." text:bullet-char="o">
        <style:list-level-properties text:space-before="10.16cm" text:min-label-width="0.635cm"/>
        <style:text-properties fo:font-family="'Courier New'" style:font-family-generic="modern" style:font-pitch="fixed"/>
      </text:list-level-style-bullet>
      <text:list-level-style-bullet text:level="9" text:style-name="WW8Num1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1.27cm" text:min-label-width="0.635cm"/>
        <style:text-properties style:font-name="Symbol"/>
      </text:list-level-style-bullet>
      <text:list-level-style-bullet text:level="2" text:style-name="WW8Num20z1" style:num-suffix="." text:bullet-char="o">
        <style:list-level-properties text:space-before="2.54cm" text:min-label-width="0.635cm"/>
        <style:text-properties fo:font-family="'Courier New'" style:font-family-generic="modern" style:font-pitch="fixed"/>
      </text:list-level-style-bullet>
      <text:list-level-style-bullet text:level="3" text:style-name="WW8Num20z2" style:num-suffix="." text:bullet-char="">
        <style:list-level-properties text:space-before="3.81cm" text:min-label-width="0.635cm"/>
        <style:text-properties style:font-name="Wingdings"/>
      </text:list-level-style-bullet>
      <text:list-level-style-bullet text:level="4" text:style-name="WW8Num20z0" style:num-suffix="." text:bullet-char="">
        <style:list-level-properties text:space-before="5.08cm" text:min-label-width="0.635cm"/>
        <style:text-properties style:font-name="Symbol"/>
      </text:list-level-style-bullet>
      <text:list-level-style-bullet text:level="5" text:style-name="WW8Num20z1" style:num-suffix="." text:bullet-char="o">
        <style:list-level-properties text:space-before="6.35cm" text:min-label-width="0.635cm"/>
        <style:text-properties fo:font-family="'Courier New'" style:font-family-generic="modern" style:font-pitch="fixed"/>
      </text:list-level-style-bullet>
      <text:list-level-style-bullet text:level="6" text:style-name="WW8Num20z2" style:num-suffix="." text:bullet-char="">
        <style:list-level-properties text:space-before="7.62cm" text:min-label-width="0.635cm"/>
        <style:text-properties style:font-name="Wingdings"/>
      </text:list-level-style-bullet>
      <text:list-level-style-bullet text:level="7" text:style-name="WW8Num20z0" style:num-suffix="." text:bullet-char="">
        <style:list-level-properties text:space-before="8.89cm" text:min-label-width="0.635cm"/>
        <style:text-properties style:font-name="Symbol"/>
      </text:list-level-style-bullet>
      <text:list-level-style-bullet text:level="8" text:style-name="WW8Num20z1" style:num-suffix="." text:bullet-char="o">
        <style:list-level-properties text:space-before="10.16cm" text:min-label-width="0.635cm"/>
        <style:text-properties fo:font-family="'Courier New'" style:font-family-generic="modern" style:font-pitch="fixed"/>
      </text:list-level-style-bullet>
      <text:list-level-style-bullet text:level="9" text:style-name="WW8Num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Symbol"/>
      </text:list-level-style-bullet>
      <text:list-level-style-bullet text:level="2" text:style-name="WW8Num21z1" style:num-suffix="." text:bullet-char="o">
        <style:list-level-properties text:space-before="2.54cm" text:min-label-width="0.635cm"/>
        <style:text-properties fo:font-family="'Courier New'" style:font-family-generic="modern" style:font-pitch="fixed"/>
      </text:list-level-style-bullet>
      <text:list-level-style-bullet text:level="3" text:style-name="WW8Num21z2" style:num-suffix="." text:bullet-char="">
        <style:list-level-properties text:space-before="3.81cm" text:min-label-width="0.635cm"/>
        <style:text-properties style:font-name="Wingdings"/>
      </text:list-level-style-bullet>
      <text:list-level-style-bullet text:level="4" text:style-name="WW8Num21z0"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fo:font-family="'Courier New'" style:font-family-generic="modern" style:font-pitch="fixed"/>
      </text:list-level-style-bullet>
      <text:list-level-style-bullet text:level="6" text:style-name="WW8Num21z2" style:num-suffix="." text:bullet-char="">
        <style:list-level-properties text:space-before="7.62cm" text:min-label-width="0.635cm"/>
        <style:text-properties style:font-name="Wingdings"/>
      </text:list-level-style-bullet>
      <text:list-level-style-bullet text:level="7" text:style-name="WW8Num21z0"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fo:font-family="'Courier New'" style:font-family-generic="modern" style:font-pitch="fixed"/>
      </text:list-level-style-bullet>
      <text:list-level-style-bullet text:level="9" text:style-name="WW8Num2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min-label-width="0.76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le14" style:family="table">
      <style:table-properties style:width="16.117cm" fo:margin-left="-0.191cm" fo:margin-right="-0.005cm" table:align="margins" style:writing-mode="lr-tb"/>
    </style:style>
    <style:style style:name="Table14.A" style:family="table-column">
      <style:table-column-properties style:column-width="4.477cm" style:rel-column-width="18201*"/>
    </style:style>
    <style:style style:name="Table14.B" style:family="table-column">
      <style:table-column-properties style:column-width="7.214cm" style:rel-column-width="29339*"/>
    </style:style>
    <style:style style:name="Table14.C" style:family="table-column">
      <style:table-column-properties style:column-width="4.426cm" style:rel-column-width="17995*"/>
    </style:style>
    <style:style style:name="Table14.1" style:family="table-row">
      <style:table-row-properties style:keep-together="true" fo:keep-together="auto"/>
    </style:style>
    <style:style style:name="Table14.A1" style:family="table-cell">
      <style:table-cell-properties style:vertical-align="top" fo:padding-left="0.191cm" fo:padding-right="0.191cm" fo:padding-top="0cm" fo:padding-bottom="0cm" fo:border="none" style:writing-mode="lr-tb"/>
    </style:style>
    <style:style style:name="Table10" style:family="table">
      <style:table-properties fo:margin-left="0.004cm" fo:margin-right="0cm" table:align="margins" style:writing-mode="lr-tb"/>
    </style:style>
    <style:style style:name="Table10.A" style:family="table-column">
      <style:table-column-properties style:rel-column-width="45508*"/>
    </style:style>
    <style:style style:name="Table10.B" style:family="table-column">
      <style:table-column-properties style:rel-column-width="20027*"/>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B1" style:family="table-cell">
      <style:table-cell-properties style:vertical-align="top" fo:padding-left="0.191cm" fo:padding-right="0.191cm" fo:padding-top="0cm" fo:padding-bottom="0cm" fo:border="0.018cm solid #000000" style:writing-mode="lr-tb"/>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fo:margin-left="0.041cm" fo:margin-right="0cm" table:align="margins" style:writing-mode="lr-tb"/>
    </style:style>
    <style:style style:name="Table9.A" style:family="table-column">
      <style:table-column-properties style:rel-column-width="19388*"/>
    </style:style>
    <style:style style:name="Table9.B" style:family="table-column">
      <style:table-column-properties style:rel-column-width="29487*"/>
    </style:style>
    <style:style style:name="Table9.C" style:family="table-column">
      <style:table-column-properties style:rel-column-width="16660*"/>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2" style:family="paragraph" style:parent-style-name="Standard">
      <style:paragraph-properties fo:text-align="center" style:justify-single-word="false" style:snap-to-layout-grid="false"/>
      <style:text-properties style:font-name="Albany" fo:font-size="8pt" style:font-size-asian="8pt"/>
    </style:style>
    <style:style style:name="P3" style:family="paragraph" style:parent-style-name="Standard">
      <style:paragraph-properties fo:text-align="end" style:justify-single-word="false" style:snap-to-layout-grid="false"/>
    </style:style>
    <style:style style:name="P4"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5"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6" style:family="paragraph" style:parent-style-name="Standard">
      <style:paragraph-properties style:snap-to-layout-grid="false"/>
      <style:text-properties style:font-name="Arial1" fo:font-size="8pt" style:font-size-asian="8pt" style:font-name-complex="Arial1" style:font-size-complex="8pt"/>
    </style:style>
    <style:style style:name="P7"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1" fo:font-size="8pt" fo:font-weight="bold" style:font-size-asian="8pt" style:font-weight-asian="bold" style:font-name-complex="Arial1"/>
    </style:style>
    <style:style style:name="P8" style:family="paragraph" style:parent-style-name="Standard">
      <style:paragraph-properties fo:text-align="center" style:justify-single-word="false" style:snap-to-layout-grid="false"/>
      <style:text-properties style:font-name="Arial1" fo:font-size="8pt" style:font-size-asian="8pt" style:font-name-complex="Arial1"/>
    </style:style>
    <style:style style:name="T1" style:family="text">
      <style:text-properties style:font-name="Albany" fo:font-size="8pt" style:font-size-asian="8pt"/>
    </style:style>
    <style:style style:name="T2" style:family="text">
      <style:text-properties style:font-name="Albany"/>
    </style:style>
    <style:style style:name="T3" style:family="text">
      <style:text-properties style:font-name="Arial1" fo:font-size="8pt" style:font-size-asian="8pt" style:font-name-complex="Arial1"/>
    </style:style>
    <style:page-layout style:name="pm1">
      <style:page-layout-properties fo:page-width="21.001cm" fo:page-height="29.7cm" style:num-format="1" style:print-orientation="portrait" fo:margin-top="1.27cm" fo:margin-bottom="2.54cm" fo:margin-left="2.54cm" fo:margin-right="2.54cm" style:shadow="none" style:writing-mode="lr-tb" style:layout-grid-color="#c0c0c0" style:layout-grid-lines="40" style:layout-grid-base-height="0.353cm" style:layout-grid-ruby-height="0.282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svg:height="0.011cm" fo:margin-left="0cm" fo:margin-right="0cm" fo:margin-bottom="115.51cm" style:dynamic-spacing="false"/>
      </style:header-style>
      <style:footer-style/>
    </style:page-layout>
    <style:page-layout style:name="pm2">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3">
      <style:page-layout-properties fo:page-width="20.999cm" fo:page-height="29.699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
      </style:header>
    </style:master-page>
    <style:master-page style:name="Convert_20_1" style:display-name="Convert 1" style:page-layout-name="pm2">
      <style:header>
        <text:p text:style-name="Header"/>
      </style:header>
      <style:foot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
            </table:table-cell>
            <table:table-cell table:style-name="Table14.A1" office:value-type="string">
              <text:p text:style-name="P2"/>
            </table:table-cell>
            <table:table-cell table:style-name="Table14.A1" office:value-type="string">
              <text:p text:style-name="P3"><text:span text:style-name="T1">Página </text:span><text:span text:style-name="T1"><text:page-number text:select-page="current">16</text:page-number></text:span><text:span text:style-name="Page_20_Number"><text:span text:style-name="T2"> </text:span></text:span><text:span text:style-name="Page_20_Number"><text:span text:style-name="T1">de </text:span></text:span><text:span text:style-name="T1"><text:page-count style:num-format="1">16</text:page-count></text:span></text:p>
            </table:table-cell>
          </table:table-row>
        </table:table>
        <text:p text:style-name="Footer"/>
      </style:footer>
    </style:master-page>
    <style:master-page style:name="Convert_20_2" style:display-name="Convert 2" style:page-layout-name="pm3">
      <style:header>
        <table:table table:name="Table10" table:style-name="Table10">
          <table:table-column table:style-name="Table10.A"/>
          <table:table-column table:style-name="Table10.B"/>
          <table:table-row table:style-name="Table10.1">
            <table:table-cell table:style-name="Table10.A1" office:value-type="string">
              <text:p text:style-name="P4">Escola</text:p>
            </table:table-cell>
            <table:table-cell table:style-name="Table10.B1" office:value-type="string">
              <text:p text:style-name="P5"><text:s text:c="2"/></text:p>
            </table:table-cell>
          </table:table-row>
          <table:table-row table:style-name="Table10.1">
            <table:table-cell table:style-name="Table10.A2" office:value-type="string">
              <text:p text:style-name="P6">Monografia</text:p>
            </table:table-cell>
            <table:table-cell table:style-name="Table10.B2" office:value-type="string">
              <text:p text:style-name="P6"><text:s text:c="2"/>Data: <text:s/>15/10/2007</text:p>
            </table:table-cell>
          </table:table-row>
        </table:table>
        <text:p text:style-name="Header"/>
      </style:header>
      <style:foot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
            </table:table-cell>
            <table:table-cell table:style-name="Table9.A1" office:value-type="string">
              <text:p text:style-name="P8"/>
            </table:table-cell>
            <table:table-cell table:style-name="Table9.A1" office:value-type="string">
              <text:p text:style-name="P3"><text:span text:style-name="T3">Página </text:span><text:span text:style-name="T3"><text:page-number text:select-page="current">16</text:page-number></text:span><text:span text:style-name="Page_20_Number"><text:span text:style-name="T3"> de </text:span></text:span><text:span text:style-name="T3"><text:page-count style:num-format="1">16</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Documento Visão</dc:title>
    <dc:subject>Projeto Escola</dc:subject>
    <meta:initial-creator>Fábio Nogueira de Lucena</meta:initial-creator>
    <meta:creation-date>2004-04-30T19:17:00</meta:creation-date>
    <dc:creator>Gilmar Arantes</dc:creator>
    <dc:date>2007-11-01T22:37:24</dc:date>
    <meta:print-date>2003-09-02T15:56:00</meta:print-date>
    <meta:editing-cycles>201</meta:editing-cycles>
    <meta:editing-duration>P1DT7H28M45S</meta:editing-duration>
    <meta:user-defined meta:name="Info 1"/>
    <meta:user-defined meta:name="Info 2"/>
    <meta:user-defined meta:name="Info 3"/>
    <meta:user-defined meta:name="Info 4"/>
    <meta:document-statistic meta:table-count="3" meta:image-count="0" meta:object-count="0" meta:page-count="16" meta:paragraph-count="210" meta:word-count="3304" meta:character-count="22905"/>
  </office:meta>
</office:document-meta>
</file>